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_250_2000_10_19" table:style-name="ta1">
        <table:shapes>
          <draw:frame draw:z-index="0" draw:style-name="gr1" draw:text-style-name="P1" svg:width="16.01cm" svg:height="8.993cm" svg:x="18.972cm" svg:y="0.64cm">
            <draw:object draw:notify-on-update-of-ranges="datos_250_2000_10_19.E2:datos_250_2000_10_19.E246 datos_250_2000_10_19.J2:datos_250_2000_10_19.J2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ustom_l</text:p>
          </table:table-cell>
          <table:table-cell office:value-type="string" calcext:value-type="string">
            <text:p>custom_g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04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04096" calcext:value-type="float">
            <text:p>0,004096</text:p>
          </table:table-cell>
          <table:table-cell office:value-type="string" calcext:value-type="string">
            <text:p>0.9959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8.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08192" calcext:value-type="float">
            <text:p>0,008192</text:p>
          </table:table-cell>
          <table:table-cell office:value-type="string" calcext:value-type="string">
            <text:p>0.991808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58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12288" calcext:value-type="float">
            <text:p>0,012288</text:p>
          </table:table-cell>
          <table:table-cell office:value-type="string" calcext:value-type="string">
            <text:p>0.98771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49.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16384" calcext:value-type="float">
            <text:p>0,016384</text:p>
          </table:table-cell>
          <table:table-cell office:value-type="string" calcext:value-type="string">
            <text:p>0.983616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89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2048" calcext:value-type="float">
            <text:p>0,02048</text:p>
          </table:table-cell>
          <table:table-cell office:value-type="string" calcext:value-type="string">
            <text:p>0.9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07.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24575999" calcext:value-type="float">
            <text:p>0,024575999</text:p>
          </table:table-cell>
          <table:table-cell office:value-type="string" calcext:value-type="string">
            <text:p>0.97542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92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28671999" calcext:value-type="float">
            <text:p>0,028671999</text:p>
          </table:table-cell>
          <table:table-cell office:value-type="string" calcext:value-type="string">
            <text:p>0.9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78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0.96723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77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36864" calcext:value-type="float">
            <text:p>0,036864</text:p>
          </table:table-cell>
          <table:table-cell office:value-type="string" calcext:value-type="string">
            <text:p>0.963136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41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40960003" calcext:value-type="float">
            <text:p>0,040960003</text:p>
          </table:table-cell>
          <table:table-cell office:value-type="string" calcext:value-type="string">
            <text:p>0.959040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50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45056004" calcext:value-type="float">
            <text:p>0,045056004</text:p>
          </table:table-cell>
          <table:table-cell office:value-type="string" calcext:value-type="string">
            <text:p>0.95494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01.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49152005" calcext:value-type="float">
            <text:p>0,049152005</text:p>
          </table:table-cell>
          <table:table-cell office:value-type="string" calcext:value-type="string">
            <text:p>0.9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08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53248007" calcext:value-type="float">
            <text:p>0,053248007</text:p>
          </table:table-cell>
          <table:table-cell office:value-type="string" calcext:value-type="string">
            <text:p>0.946752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82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5734401" calcext:value-type="float">
            <text:p>0,05734401</text:p>
          </table:table-cell>
          <table:table-cell office:value-type="string" calcext:value-type="string">
            <text:p>0.94265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85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6144001" calcext:value-type="float">
            <text:p>0,06144001</text:p>
          </table:table-cell>
          <table:table-cell office:value-type="string" calcext:value-type="string">
            <text:p>0.93856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94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6553601" calcext:value-type="float">
            <text:p>0,06553601</text:p>
          </table:table-cell>
          <table:table-cell office:value-type="string" calcext:value-type="string">
            <text:p>0.934464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19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6963201" calcext:value-type="float">
            <text:p>0,06963201</text:p>
          </table:table-cell>
          <table:table-cell office:value-type="string" calcext:value-type="string">
            <text:p>0.93036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24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7372801" calcext:value-type="float">
            <text:p>0,07372801</text:p>
          </table:table-cell>
          <table:table-cell office:value-type="string" calcext:value-type="string">
            <text:p>0.9262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65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7782401" calcext:value-type="float">
            <text:p>0,07782401</text:p>
          </table:table-cell>
          <table:table-cell office:value-type="string" calcext:value-type="string">
            <text:p>0.922176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22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8192001" calcext:value-type="float">
            <text:p>0,08192001</text:p>
          </table:table-cell>
          <table:table-cell office:value-type="string" calcext:value-type="string">
            <text:p>0.9180805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78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86016014" calcext:value-type="float">
            <text:p>0,086016014</text:p>
          </table:table-cell>
          <table:table-cell office:value-type="string" calcext:value-type="string">
            <text:p>0.91398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49.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90112016" calcext:value-type="float">
            <text:p>0,090112016</text:p>
          </table:table-cell>
          <table:table-cell office:value-type="string" calcext:value-type="string">
            <text:p>0.90988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44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9420802" calcext:value-type="float">
            <text:p>0,09420802</text:p>
          </table:table-cell>
          <table:table-cell office:value-type="string" calcext:value-type="string">
            <text:p>0.905792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84.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09830402" calcext:value-type="float">
            <text:p>0,09830402</text:p>
          </table:table-cell>
          <table:table-cell office:value-type="string" calcext:value-type="string">
            <text:p>0.90169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89.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0240002" calcext:value-type="float">
            <text:p>0,10240002</text:p>
          </table:table-cell>
          <table:table-cell office:value-type="string" calcext:value-type="string">
            <text:p>0.89760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26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0649602" calcext:value-type="float">
            <text:p>0,10649602</text:p>
          </table:table-cell>
          <table:table-cell office:value-type="string" calcext:value-type="string">
            <text:p>0.89350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05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1059202" calcext:value-type="float">
            <text:p>0,11059202</text:p>
          </table:table-cell>
          <table:table-cell office:value-type="string" calcext:value-type="string">
            <text:p>0.889408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54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14688024" calcext:value-type="float">
            <text:p>0,114688024</text:p>
          </table:table-cell>
          <table:table-cell office:value-type="string" calcext:value-type="string">
            <text:p>0.88531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35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18784025" calcext:value-type="float">
            <text:p>0,118784025</text:p>
          </table:table-cell>
          <table:table-cell office:value-type="string" calcext:value-type="string">
            <text:p>0.881216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66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2288003" calcext:value-type="float">
            <text:p>0,12288003</text:p>
          </table:table-cell>
          <table:table-cell office:value-type="string" calcext:value-type="string">
            <text:p>0.877120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46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2697603" calcext:value-type="float">
            <text:p>0,12697603</text:p>
          </table:table-cell>
          <table:table-cell office:value-type="string" calcext:value-type="string">
            <text:p>0.87302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40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3107203" calcext:value-type="float">
            <text:p>0,13107203</text:p>
          </table:table-cell>
          <table:table-cell office:value-type="string" calcext:value-type="string">
            <text:p>0.868928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07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3516803" calcext:value-type="float">
            <text:p>0,13516803</text:p>
          </table:table-cell>
          <table:table-cell office:value-type="string" calcext:value-type="string">
            <text:p>0.864832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38.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3926403" calcext:value-type="float">
            <text:p>0,13926403</text:p>
          </table:table-cell>
          <table:table-cell office:value-type="string" calcext:value-type="string">
            <text:p>0.8607369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41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4336003" calcext:value-type="float">
            <text:p>0,14336003</text:p>
          </table:table-cell>
          <table:table-cell office:value-type="string" calcext:value-type="string">
            <text:p>0.8566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17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4745604" calcext:value-type="float">
            <text:p>0,14745604</text:p>
          </table:table-cell>
          <table:table-cell office:value-type="string" calcext:value-type="string">
            <text:p>0.852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78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5155204" calcext:value-type="float">
            <text:p>0,15155204</text:p>
          </table:table-cell>
          <table:table-cell office:value-type="string" calcext:value-type="string">
            <text:p>0.848449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78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5564804" calcext:value-type="float">
            <text:p>0,15564804</text:p>
          </table:table-cell>
          <table:table-cell office:value-type="string" calcext:value-type="string">
            <text:p>0.8443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58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5974404" calcext:value-type="float">
            <text:p>0,15974404</text:p>
          </table:table-cell>
          <table:table-cell office:value-type="string" calcext:value-type="string">
            <text:p>0.840257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64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6384004" calcext:value-type="float">
            <text:p>0,16384004</text:p>
          </table:table-cell>
          <table:table-cell office:value-type="string" calcext:value-type="string">
            <text:p>0.83616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40.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6793604" calcext:value-type="float">
            <text:p>0,16793604</text:p>
          </table:table-cell>
          <table:table-cell office:value-type="string" calcext:value-type="string">
            <text:p>0.832065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77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7203204" calcext:value-type="float">
            <text:p>0,17203204</text:p>
          </table:table-cell>
          <table:table-cell office:value-type="string" calcext:value-type="string">
            <text:p>0.827969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1.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7612804" calcext:value-type="float">
            <text:p>0,17612804</text:p>
          </table:table-cell>
          <table:table-cell office:value-type="string" calcext:value-type="string">
            <text:p>0.8238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74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8022405" calcext:value-type="float">
            <text:p>0,18022405</text:p>
          </table:table-cell>
          <table:table-cell office:value-type="string" calcext:value-type="string">
            <text:p>0.81977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05.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8432005" calcext:value-type="float">
            <text:p>0,18432005</text:p>
          </table:table-cell>
          <table:table-cell office:value-type="string" calcext:value-type="string">
            <text:p>0.81568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20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8841605" calcext:value-type="float">
            <text:p>0,18841605</text:p>
          </table:table-cell>
          <table:table-cell office:value-type="string" calcext:value-type="string">
            <text:p>0.81158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94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9251205" calcext:value-type="float">
            <text:p>0,19251205</text:p>
          </table:table-cell>
          <table:table-cell office:value-type="string" calcext:value-type="string">
            <text:p>0.80748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45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19660805" calcext:value-type="float">
            <text:p>0,19660805</text:p>
          </table:table-cell>
          <table:table-cell office:value-type="string" calcext:value-type="string">
            <text:p>0.80339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31.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0070405" calcext:value-type="float">
            <text:p>0,20070405</text:p>
          </table:table-cell>
          <table:table-cell office:value-type="string" calcext:value-type="string">
            <text:p>0.79929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41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0480005" calcext:value-type="float">
            <text:p>0,20480005</text:p>
          </table:table-cell>
          <table:table-cell office:value-type="string" calcext:value-type="string">
            <text:p>0.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81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0889606" calcext:value-type="float">
            <text:p>0,20889606</text:p>
          </table:table-cell>
          <table:table-cell office:value-type="string" calcext:value-type="string">
            <text:p>0.79110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97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1299206" calcext:value-type="float">
            <text:p>0,21299206</text:p>
          </table:table-cell>
          <table:table-cell office:value-type="string" calcext:value-type="string">
            <text:p>0.787009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01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1708806" calcext:value-type="float">
            <text:p>0,21708806</text:p>
          </table:table-cell>
          <table:table-cell office:value-type="string" calcext:value-type="string">
            <text:p>0.7829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95.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2118406" calcext:value-type="float">
            <text:p>0,22118406</text:p>
          </table:table-cell>
          <table:table-cell office:value-type="string" calcext:value-type="string">
            <text:p>0.778817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72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2528006" calcext:value-type="float">
            <text:p>0,22528006</text:p>
          </table:table-cell>
          <table:table-cell office:value-type="string" calcext:value-type="string">
            <text:p>0.774721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12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2937606" calcext:value-type="float">
            <text:p>0,22937606</text:p>
          </table:table-cell>
          <table:table-cell office:value-type="string" calcext:value-type="string">
            <text:p>0.770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14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3347206" calcext:value-type="float">
            <text:p>0,23347206</text:p>
          </table:table-cell>
          <table:table-cell office:value-type="string" calcext:value-type="string">
            <text:p>0.76652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16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3756807" calcext:value-type="float">
            <text:p>0,23756807</text:p>
          </table:table-cell>
          <table:table-cell office:value-type="string" calcext:value-type="string">
            <text:p>0.762433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07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4166407" calcext:value-type="float">
            <text:p>0,24166407</text:p>
          </table:table-cell>
          <table:table-cell office:value-type="string" calcext:value-type="string">
            <text:p>0.75833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94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4576007" calcext:value-type="float">
            <text:p>0,24576007</text:p>
          </table:table-cell>
          <table:table-cell office:value-type="string" calcext:value-type="string">
            <text:p>0.75424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13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4985607" calcext:value-type="float">
            <text:p>0,24985607</text:p>
          </table:table-cell>
          <table:table-cell office:value-type="string" calcext:value-type="string">
            <text:p>0.750145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70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5395206" calcext:value-type="float">
            <text:p>0,25395206</text:p>
          </table:table-cell>
          <table:table-cell office:value-type="string" calcext:value-type="string">
            <text:p>0.746049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60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5804806" calcext:value-type="float">
            <text:p>0,25804806</text:p>
          </table:table-cell>
          <table:table-cell office:value-type="string" calcext:value-type="string">
            <text:p>0.7419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86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6214406" calcext:value-type="float">
            <text:p>0,26214406</text:p>
          </table:table-cell>
          <table:table-cell office:value-type="string" calcext:value-type="string">
            <text:p>0.737857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77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6624006" calcext:value-type="float">
            <text:p>0,26624006</text:p>
          </table:table-cell>
          <table:table-cell office:value-type="string" calcext:value-type="string">
            <text:p>0.733761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51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7033606" calcext:value-type="float">
            <text:p>0,27033606</text:p>
          </table:table-cell>
          <table:table-cell office:value-type="string" calcext:value-type="string">
            <text:p>0.729665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49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7443206" calcext:value-type="float">
            <text:p>0,27443206</text:p>
          </table:table-cell>
          <table:table-cell office:value-type="string" calcext:value-type="string">
            <text:p>0.725569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26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7852806" calcext:value-type="float">
            <text:p>0,27852806</text:p>
          </table:table-cell>
          <table:table-cell office:value-type="string" calcext:value-type="string">
            <text:p>0.7214739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45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8262407" calcext:value-type="float">
            <text:p>0,28262407</text:p>
          </table:table-cell>
          <table:table-cell office:value-type="string" calcext:value-type="string">
            <text:p>0.717377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28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8672007" calcext:value-type="float">
            <text:p>0,28672007</text:p>
          </table:table-cell>
          <table:table-cell office:value-type="string" calcext:value-type="string">
            <text:p>0.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68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9081607" calcext:value-type="float">
            <text:p>0,29081607</text:p>
          </table:table-cell>
          <table:table-cell office:value-type="string" calcext:value-type="string">
            <text:p>0.7091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00.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9491207" calcext:value-type="float">
            <text:p>0,29491207</text:p>
          </table:table-cell>
          <table:table-cell office:value-type="string" calcext:value-type="string">
            <text:p>0.705090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98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29900807" calcext:value-type="float">
            <text:p>0,29900807</text:p>
          </table:table-cell>
          <table:table-cell office:value-type="string" calcext:value-type="string">
            <text:p>0.70099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08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0310407" calcext:value-type="float">
            <text:p>0,30310407</text:p>
          </table:table-cell>
          <table:table-cell office:value-type="string" calcext:value-type="string">
            <text:p>0.696898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38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0720007" calcext:value-type="float">
            <text:p>0,30720007</text:p>
          </table:table-cell>
          <table:table-cell office:value-type="string" calcext:value-type="string">
            <text:p>0.692802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035.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1129608" calcext:value-type="float">
            <text:p>0,31129608</text:p>
          </table:table-cell>
          <table:table-cell office:value-type="string" calcext:value-type="string">
            <text:p>0.688706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71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1539208" calcext:value-type="float">
            <text:p>0,31539208</text:p>
          </table:table-cell>
          <table:table-cell office:value-type="string" calcext:value-type="string">
            <text:p>0.684610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58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1948808" calcext:value-type="float">
            <text:p>0,31948808</text:p>
          </table:table-cell>
          <table:table-cell office:value-type="string" calcext:value-type="string">
            <text:p>0.6805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03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2358408" calcext:value-type="float">
            <text:p>0,32358408</text:p>
          </table:table-cell>
          <table:table-cell office:value-type="string" calcext:value-type="string">
            <text:p>0.676418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249.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2768008" calcext:value-type="float">
            <text:p>0,32768008</text:p>
          </table:table-cell>
          <table:table-cell office:value-type="string" calcext:value-type="string">
            <text:p>0.67232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79.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3177608" calcext:value-type="float">
            <text:p>0,33177608</text:p>
          </table:table-cell>
          <table:table-cell office:value-type="string" calcext:value-type="string">
            <text:p>0.668226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51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3587208" calcext:value-type="float">
            <text:p>0,33587208</text:p>
          </table:table-cell>
          <table:table-cell office:value-type="string" calcext:value-type="string">
            <text:p>0.664130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36.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399681" calcext:value-type="float">
            <text:p>0,3399681</text:p>
          </table:table-cell>
          <table:table-cell office:value-type="string" calcext:value-type="string">
            <text:p>0.660034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63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440641" calcext:value-type="float">
            <text:p>0,3440641</text:p>
          </table:table-cell>
          <table:table-cell office:value-type="string" calcext:value-type="string">
            <text:p>0.65593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83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481601" calcext:value-type="float">
            <text:p>0,3481601</text:p>
          </table:table-cell>
          <table:table-cell office:value-type="string" calcext:value-type="string">
            <text:p>0.65184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7.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522561" calcext:value-type="float">
            <text:p>0,3522561</text:p>
          </table:table-cell>
          <table:table-cell office:value-type="string" calcext:value-type="string">
            <text:p>0.647746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35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563521" calcext:value-type="float">
            <text:p>0,3563521</text:p>
          </table:table-cell>
          <table:table-cell office:value-type="string" calcext:value-type="string">
            <text:p>0.64365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232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604481" calcext:value-type="float">
            <text:p>0,3604481</text:p>
          </table:table-cell>
          <table:table-cell office:value-type="string" calcext:value-type="string">
            <text:p>0.6395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65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645441" calcext:value-type="float">
            <text:p>0,3645441</text:p>
          </table:table-cell>
          <table:table-cell office:value-type="string" calcext:value-type="string">
            <text:p>0.63545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98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686401" calcext:value-type="float">
            <text:p>0,3686401</text:p>
          </table:table-cell>
          <table:table-cell office:value-type="string" calcext:value-type="string">
            <text:p>0.6313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98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727361" calcext:value-type="float">
            <text:p>0,3727361</text:p>
          </table:table-cell>
          <table:table-cell office:value-type="string" calcext:value-type="string">
            <text:p>0.627266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84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768321" calcext:value-type="float">
            <text:p>0,3768321</text:p>
          </table:table-cell>
          <table:table-cell office:value-type="string" calcext:value-type="string">
            <text:p>0.62317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65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809281" calcext:value-type="float">
            <text:p>0,3809281</text:p>
          </table:table-cell>
          <table:table-cell office:value-type="string" calcext:value-type="string">
            <text:p>0.619074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23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850241" calcext:value-type="float">
            <text:p>0,3850241</text:p>
          </table:table-cell>
          <table:table-cell office:value-type="string" calcext:value-type="string">
            <text:p>0.61497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09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891201" calcext:value-type="float">
            <text:p>0,3891201</text:p>
          </table:table-cell>
          <table:table-cell office:value-type="string" calcext:value-type="string">
            <text:p>0.6108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69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932161" calcext:value-type="float">
            <text:p>0,3932161</text:p>
          </table:table-cell>
          <table:table-cell office:value-type="string" calcext:value-type="string">
            <text:p>0.60678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07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3973121" calcext:value-type="float">
            <text:p>0,3973121</text:p>
          </table:table-cell>
          <table:table-cell office:value-type="string" calcext:value-type="string">
            <text:p>0.602690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991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014081" calcext:value-type="float">
            <text:p>0,4014081</text:p>
          </table:table-cell>
          <table:table-cell office:value-type="string" calcext:value-type="string">
            <text:p>0.598594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36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055041" calcext:value-type="float">
            <text:p>0,4055041</text:p>
          </table:table-cell>
          <table:table-cell office:value-type="string" calcext:value-type="string">
            <text:p>0.594498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00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096001" calcext:value-type="float">
            <text:p>0,4096001</text:p>
          </table:table-cell>
          <table:table-cell office:value-type="string" calcext:value-type="string">
            <text:p>0.590402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22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136961" calcext:value-type="float">
            <text:p>0,4136961</text:p>
          </table:table-cell>
          <table:table-cell office:value-type="string" calcext:value-type="string">
            <text:p>0.586306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89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177921" calcext:value-type="float">
            <text:p>0,4177921</text:p>
          </table:table-cell>
          <table:table-cell office:value-type="string" calcext:value-type="string">
            <text:p>0.582210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84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218881" calcext:value-type="float">
            <text:p>0,4218881</text:p>
          </table:table-cell>
          <table:table-cell office:value-type="string" calcext:value-type="string">
            <text:p>0.57811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39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259841" calcext:value-type="float">
            <text:p>0,4259841</text:p>
          </table:table-cell>
          <table:table-cell office:value-type="string" calcext:value-type="string">
            <text:p>0.574018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65.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3008012" calcext:value-type="float">
            <text:p>0,43008012</text:p>
          </table:table-cell>
          <table:table-cell office:value-type="string" calcext:value-type="string">
            <text:p>0.5699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62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3417612" calcext:value-type="float">
            <text:p>0,43417612</text:p>
          </table:table-cell>
          <table:table-cell office:value-type="string" calcext:value-type="string">
            <text:p>0.565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71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3827212" calcext:value-type="float">
            <text:p>0,43827212</text:p>
          </table:table-cell>
          <table:table-cell office:value-type="string" calcext:value-type="string">
            <text:p>0.561731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97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4236812" calcext:value-type="float">
            <text:p>0,44236812</text:p>
          </table:table-cell>
          <table:table-cell office:value-type="string" calcext:value-type="string">
            <text:p>0.557635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01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4646412" calcext:value-type="float">
            <text:p>0,44646412</text:p>
          </table:table-cell>
          <table:table-cell office:value-type="string" calcext:value-type="string">
            <text:p>0.553539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97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5056012" calcext:value-type="float">
            <text:p>0,45056012</text:p>
          </table:table-cell>
          <table:table-cell office:value-type="string" calcext:value-type="string">
            <text:p>0.54944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18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5465612" calcext:value-type="float">
            <text:p>0,45465612</text:p>
          </table:table-cell>
          <table:table-cell office:value-type="string" calcext:value-type="string">
            <text:p>0.545347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54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5875213" calcext:value-type="float">
            <text:p>0,45875213</text:p>
          </table:table-cell>
          <table:table-cell office:value-type="string" calcext:value-type="string">
            <text:p>0.54125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94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6284813" calcext:value-type="float">
            <text:p>0,46284813</text:p>
          </table:table-cell>
          <table:table-cell office:value-type="string" calcext:value-type="string">
            <text:p>0.537155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21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6694413" calcext:value-type="float">
            <text:p>0,46694413</text:p>
          </table:table-cell>
          <table:table-cell office:value-type="string" calcext:value-type="string">
            <text:p>0.533059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14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7104013" calcext:value-type="float">
            <text:p>0,47104013</text:p>
          </table:table-cell>
          <table:table-cell office:value-type="string" calcext:value-type="string">
            <text:p>0.528963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904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7513613" calcext:value-type="float">
            <text:p>0,47513613</text:p>
          </table:table-cell>
          <table:table-cell office:value-type="string" calcext:value-type="string">
            <text:p>0.52486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29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7923213" calcext:value-type="float">
            <text:p>0,47923213</text:p>
          </table:table-cell>
          <table:table-cell office:value-type="string" calcext:value-type="string">
            <text:p>0.52077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30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8332813" calcext:value-type="float">
            <text:p>0,48332813</text:p>
          </table:table-cell>
          <table:table-cell office:value-type="string" calcext:value-type="string">
            <text:p>0.51667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58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8742414" calcext:value-type="float">
            <text:p>0,48742414</text:p>
          </table:table-cell>
          <table:table-cell office:value-type="string" calcext:value-type="string">
            <text:p>0.5125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52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9152014" calcext:value-type="float">
            <text:p>0,49152014</text:p>
          </table:table-cell>
          <table:table-cell office:value-type="string" calcext:value-type="string">
            <text:p>0.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944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9561614" calcext:value-type="float">
            <text:p>0,49561614</text:p>
          </table:table-cell>
          <table:table-cell office:value-type="string" calcext:value-type="string">
            <text:p>0.50438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05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49971214" calcext:value-type="float">
            <text:p>0,49971214</text:p>
          </table:table-cell>
          <table:table-cell office:value-type="string" calcext:value-type="string">
            <text:p>0.500291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23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0380814" calcext:value-type="float">
            <text:p>0,50380814</text:p>
          </table:table-cell>
          <table:table-cell office:value-type="string" calcext:value-type="string">
            <text:p>0.496195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10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079041" calcext:value-type="float">
            <text:p>0,5079041</text:p>
          </table:table-cell>
          <table:table-cell office:value-type="string" calcext:value-type="string">
            <text:p>0.49209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25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120001" calcext:value-type="float">
            <text:p>0,5120001</text:p>
          </table:table-cell>
          <table:table-cell office:value-type="string" calcext:value-type="string">
            <text:p>0.48800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64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1609606" calcext:value-type="float">
            <text:p>0,51609606</text:p>
          </table:table-cell>
          <table:table-cell office:value-type="string" calcext:value-type="string">
            <text:p>0.483907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48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20192" calcext:value-type="float">
            <text:p>0,520192</text:p>
          </table:table-cell>
          <table:table-cell office:value-type="string" calcext:value-type="string">
            <text:p>0.479811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92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24288" calcext:value-type="float">
            <text:p>0,524288</text:p>
          </table:table-cell>
          <table:table-cell office:value-type="string" calcext:value-type="string">
            <text:p>0.475715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39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28384" calcext:value-type="float">
            <text:p>0,528384</text:p>
          </table:table-cell>
          <table:table-cell office:value-type="string" calcext:value-type="string">
            <text:p>0.47161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18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3247994" calcext:value-type="float">
            <text:p>0,53247994</text:p>
          </table:table-cell>
          <table:table-cell office:value-type="string" calcext:value-type="string">
            <text:p>0.46752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52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365759" calcext:value-type="float">
            <text:p>0,5365759</text:p>
          </table:table-cell>
          <table:table-cell office:value-type="string" calcext:value-type="string">
            <text:p>0.46342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40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406719" calcext:value-type="float">
            <text:p>0,5406719</text:p>
          </table:table-cell>
          <table:table-cell office:value-type="string" calcext:value-type="string">
            <text:p>0.45933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45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4476786" calcext:value-type="float">
            <text:p>0,54476786</text:p>
          </table:table-cell>
          <table:table-cell office:value-type="string" calcext:value-type="string">
            <text:p>0.45523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25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488638" calcext:value-type="float">
            <text:p>0,5488638</text:p>
          </table:table-cell>
          <table:table-cell office:value-type="string" calcext:value-type="string">
            <text:p>0.451139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47.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529598" calcext:value-type="float">
            <text:p>0,5529598</text:p>
          </table:table-cell>
          <table:table-cell office:value-type="string" calcext:value-type="string">
            <text:p>0.447043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68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570558" calcext:value-type="float">
            <text:p>0,5570558</text:p>
          </table:table-cell>
          <table:table-cell office:value-type="string" calcext:value-type="string">
            <text:p>0.44294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11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6115174" calcext:value-type="float">
            <text:p>0,56115174</text:p>
          </table:table-cell>
          <table:table-cell office:value-type="string" calcext:value-type="string">
            <text:p>0.43885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19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652477" calcext:value-type="float">
            <text:p>0,5652477</text:p>
          </table:table-cell>
          <table:table-cell office:value-type="string" calcext:value-type="string">
            <text:p>0.43475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32.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693437" calcext:value-type="float">
            <text:p>0,5693437</text:p>
          </table:table-cell>
          <table:table-cell office:value-type="string" calcext:value-type="string">
            <text:p>0.43065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12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7343966" calcext:value-type="float">
            <text:p>0,57343966</text:p>
          </table:table-cell>
          <table:table-cell office:value-type="string" calcext:value-type="string">
            <text:p>0.426563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37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775356" calcext:value-type="float">
            <text:p>0,5775356</text:p>
          </table:table-cell>
          <table:table-cell office:value-type="string" calcext:value-type="string">
            <text:p>0.42246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85.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816316" calcext:value-type="float">
            <text:p>0,5816316</text:p>
          </table:table-cell>
          <table:table-cell office:value-type="string" calcext:value-type="string">
            <text:p>0.418371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59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857276" calcext:value-type="float">
            <text:p>0,5857276</text:p>
          </table:table-cell>
          <table:table-cell office:value-type="string" calcext:value-type="string">
            <text:p>0.41427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78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8982354" calcext:value-type="float">
            <text:p>0,58982354</text:p>
          </table:table-cell>
          <table:table-cell office:value-type="string" calcext:value-type="string">
            <text:p>0.41017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25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939195" calcext:value-type="float">
            <text:p>0,5939195</text:p>
          </table:table-cell>
          <table:table-cell office:value-type="string" calcext:value-type="string">
            <text:p>0.40608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13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5980155" calcext:value-type="float">
            <text:p>0,5980155</text:p>
          </table:table-cell>
          <table:table-cell office:value-type="string" calcext:value-type="string">
            <text:p>0.40198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54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0211146" calcext:value-type="float">
            <text:p>0,60211146</text:p>
          </table:table-cell>
          <table:table-cell office:value-type="string" calcext:value-type="string">
            <text:p>0.39789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06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0620743" calcext:value-type="float">
            <text:p>0,60620743</text:p>
          </table:table-cell>
          <table:table-cell office:value-type="string" calcext:value-type="string">
            <text:p>0.393795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77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103034" calcext:value-type="float">
            <text:p>0,6103034</text:p>
          </table:table-cell>
          <table:table-cell office:value-type="string" calcext:value-type="string">
            <text:p>0.389699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40.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143994" calcext:value-type="float">
            <text:p>0,6143994</text:p>
          </table:table-cell>
          <table:table-cell office:value-type="string" calcext:value-type="string">
            <text:p>0.38560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43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1849535" calcext:value-type="float">
            <text:p>0,61849535</text:p>
          </table:table-cell>
          <table:table-cell office:value-type="string" calcext:value-type="string">
            <text:p>0.38150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19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225913" calcext:value-type="float">
            <text:p>0,6225913</text:p>
          </table:table-cell>
          <table:table-cell office:value-type="string" calcext:value-type="string">
            <text:p>0.37741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99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266873" calcext:value-type="float">
            <text:p>0,6266873</text:p>
          </table:table-cell>
          <table:table-cell office:value-type="string" calcext:value-type="string">
            <text:p>0.37331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10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3078326" calcext:value-type="float">
            <text:p>0,63078326</text:p>
          </table:table-cell>
          <table:table-cell office:value-type="string" calcext:value-type="string">
            <text:p>0.36921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57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3487923" calcext:value-type="float">
            <text:p>0,63487923</text:p>
          </table:table-cell>
          <table:table-cell office:value-type="string" calcext:value-type="string">
            <text:p>0.365123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00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389752" calcext:value-type="float">
            <text:p>0,6389752</text:p>
          </table:table-cell>
          <table:table-cell office:value-type="string" calcext:value-type="string">
            <text:p>0.361027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03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430712" calcext:value-type="float">
            <text:p>0,6430712</text:p>
          </table:table-cell>
          <table:table-cell office:value-type="string" calcext:value-type="string">
            <text:p>0.35693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27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4716715" calcext:value-type="float">
            <text:p>0,64716715</text:p>
          </table:table-cell>
          <table:table-cell office:value-type="string" calcext:value-type="string">
            <text:p>0.35283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42.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512631" calcext:value-type="float">
            <text:p>0,6512631</text:p>
          </table:table-cell>
          <table:table-cell office:value-type="string" calcext:value-type="string">
            <text:p>0.34873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11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553591" calcext:value-type="float">
            <text:p>0,6553591</text:p>
          </table:table-cell>
          <table:table-cell office:value-type="string" calcext:value-type="string">
            <text:p>0.34464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18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5945506" calcext:value-type="float">
            <text:p>0,65945506</text:p>
          </table:table-cell>
          <table:table-cell office:value-type="string" calcext:value-type="string">
            <text:p>0.3405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27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6355103" calcext:value-type="float">
            <text:p>0,66355103</text:p>
          </table:table-cell>
          <table:table-cell office:value-type="string" calcext:value-type="string">
            <text:p>0.33645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01.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67647" calcext:value-type="float">
            <text:p>0,667647</text:p>
          </table:table-cell>
          <table:table-cell office:value-type="string" calcext:value-type="string">
            <text:p>0.33235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04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71743" calcext:value-type="float">
            <text:p>0,671743</text:p>
          </table:table-cell>
          <table:table-cell office:value-type="string" calcext:value-type="string">
            <text:p>0.32825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47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7583895" calcext:value-type="float">
            <text:p>0,67583895</text:p>
          </table:table-cell>
          <table:table-cell office:value-type="string" calcext:value-type="string">
            <text:p>0.32416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27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799349" calcext:value-type="float">
            <text:p>0,6799349</text:p>
          </table:table-cell>
          <table:table-cell office:value-type="string" calcext:value-type="string">
            <text:p>0.32006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51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840309" calcext:value-type="float">
            <text:p>0,6840309</text:p>
          </table:table-cell>
          <table:table-cell office:value-type="string" calcext:value-type="string">
            <text:p>0.31597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31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8812686" calcext:value-type="float">
            <text:p>0,68812686</text:p>
          </table:table-cell>
          <table:table-cell office:value-type="string" calcext:value-type="string">
            <text:p>0.31187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00.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9222283" calcext:value-type="float">
            <text:p>0,69222283</text:p>
          </table:table-cell>
          <table:table-cell office:value-type="string" calcext:value-type="string">
            <text:p>0.3077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94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6963188" calcext:value-type="float">
            <text:p>0,6963188</text:p>
          </table:table-cell>
          <table:table-cell office:value-type="string" calcext:value-type="string">
            <text:p>0.3036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80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004148" calcext:value-type="float">
            <text:p>0,7004148</text:p>
          </table:table-cell>
          <table:table-cell office:value-type="string" calcext:value-type="string">
            <text:p>0.29958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86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0451075" calcext:value-type="float">
            <text:p>0,70451075</text:p>
          </table:table-cell>
          <table:table-cell office:value-type="string" calcext:value-type="string">
            <text:p>0.29549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39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086067" calcext:value-type="float">
            <text:p>0,7086067</text:p>
          </table:table-cell>
          <table:table-cell office:value-type="string" calcext:value-type="string">
            <text:p>0.29139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14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127027" calcext:value-type="float">
            <text:p>0,7127027</text:p>
          </table:table-cell>
          <table:table-cell office:value-type="string" calcext:value-type="string">
            <text:p>0.28729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46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1679866" calcext:value-type="float">
            <text:p>0,71679866</text:p>
          </table:table-cell>
          <table:table-cell office:value-type="string" calcext:value-type="string">
            <text:p>0.28320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68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2089463" calcext:value-type="float">
            <text:p>0,72089463</text:p>
          </table:table-cell>
          <table:table-cell office:value-type="string" calcext:value-type="string">
            <text:p>0.27910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86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249906" calcext:value-type="float">
            <text:p>0,7249906</text:p>
          </table:table-cell>
          <table:table-cell office:value-type="string" calcext:value-type="string">
            <text:p>0.2750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09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290866" calcext:value-type="float">
            <text:p>0,7290866</text:p>
          </table:table-cell>
          <table:table-cell office:value-type="string" calcext:value-type="string">
            <text:p>0.27091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61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3318255" calcext:value-type="float">
            <text:p>0,73318255</text:p>
          </table:table-cell>
          <table:table-cell office:value-type="string" calcext:value-type="string">
            <text:p>0.26681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22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372785" calcext:value-type="float">
            <text:p>0,7372785</text:p>
          </table:table-cell>
          <table:table-cell office:value-type="string" calcext:value-type="string">
            <text:p>0.26272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64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413745" calcext:value-type="float">
            <text:p>0,7413745</text:p>
          </table:table-cell>
          <table:table-cell office:value-type="string" calcext:value-type="string">
            <text:p>0.25862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43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4547046" calcext:value-type="float">
            <text:p>0,74547046</text:p>
          </table:table-cell>
          <table:table-cell office:value-type="string" calcext:value-type="string">
            <text:p>0.25453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01.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4956644" calcext:value-type="float">
            <text:p>0,74956644</text:p>
          </table:table-cell>
          <table:table-cell office:value-type="string" calcext:value-type="string">
            <text:p>0.25043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116.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536624" calcext:value-type="float">
            <text:p>0,7536624</text:p>
          </table:table-cell>
          <table:table-cell office:value-type="string" calcext:value-type="string">
            <text:p>0.246339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43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577584" calcext:value-type="float">
            <text:p>0,7577584</text:p>
          </table:table-cell>
          <table:table-cell office:value-type="string" calcext:value-type="string">
            <text:p>0.242243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13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6185435" calcext:value-type="float">
            <text:p>0,76185435</text:p>
          </table:table-cell>
          <table:table-cell office:value-type="string" calcext:value-type="string">
            <text:p>0.23814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50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659503" calcext:value-type="float">
            <text:p>0,7659503</text:p>
          </table:table-cell>
          <table:table-cell office:value-type="string" calcext:value-type="string">
            <text:p>0.23405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17.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700463" calcext:value-type="float">
            <text:p>0,7700463</text:p>
          </table:table-cell>
          <table:table-cell office:value-type="string" calcext:value-type="string">
            <text:p>0.22995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77.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7414227" calcext:value-type="float">
            <text:p>0,77414227</text:p>
          </table:table-cell>
          <table:table-cell office:value-type="string" calcext:value-type="string">
            <text:p>0.22585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80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7823824" calcext:value-type="float">
            <text:p>0,77823824</text:p>
          </table:table-cell>
          <table:table-cell office:value-type="string" calcext:value-type="string">
            <text:p>0.22176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07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823342" calcext:value-type="float">
            <text:p>0,7823342</text:p>
          </table:table-cell>
          <table:table-cell office:value-type="string" calcext:value-type="string">
            <text:p>0.217667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53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864302" calcext:value-type="float">
            <text:p>0,7864302</text:p>
          </table:table-cell>
          <table:table-cell office:value-type="string" calcext:value-type="string">
            <text:p>0.213571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65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9052615" calcext:value-type="float">
            <text:p>0,79052615</text:p>
          </table:table-cell>
          <table:table-cell office:value-type="string" calcext:value-type="string">
            <text:p>0.209475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86.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946221" calcext:value-type="float">
            <text:p>0,7946221</text:p>
          </table:table-cell>
          <table:table-cell office:value-type="string" calcext:value-type="string">
            <text:p>0.20537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021.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7987181" calcext:value-type="float">
            <text:p>0,7987181</text:p>
          </table:table-cell>
          <table:table-cell office:value-type="string" calcext:value-type="string">
            <text:p>0.20128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309.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0281407" calcext:value-type="float">
            <text:p>0,80281407</text:p>
          </table:table-cell>
          <table:table-cell office:value-type="string" calcext:value-type="string">
            <text:p>0.19718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01.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0691004" calcext:value-type="float">
            <text:p>0,80691004</text:p>
          </table:table-cell>
          <table:table-cell office:value-type="string" calcext:value-type="string">
            <text:p>0.19309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07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11006" calcext:value-type="float">
            <text:p>0,811006</text:p>
          </table:table-cell>
          <table:table-cell office:value-type="string" calcext:value-type="string">
            <text:p>0.188995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192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15102" calcext:value-type="float">
            <text:p>0,815102</text:p>
          </table:table-cell>
          <table:table-cell office:value-type="string" calcext:value-type="string">
            <text:p>0.184899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509.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1919795" calcext:value-type="float">
            <text:p>0,81919795</text:p>
          </table:table-cell>
          <table:table-cell office:value-type="string" calcext:value-type="string">
            <text:p>0.18080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895.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232939" calcext:value-type="float">
            <text:p>0,8232939</text:p>
          </table:table-cell>
          <table:table-cell office:value-type="string" calcext:value-type="string">
            <text:p>0.17670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340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273899" calcext:value-type="float">
            <text:p>0,8273899</text:p>
          </table:table-cell>
          <table:table-cell office:value-type="string" calcext:value-type="string">
            <text:p>0.17261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788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3148587" calcext:value-type="float">
            <text:p>0,83148587</text:p>
          </table:table-cell>
          <table:table-cell office:value-type="string" calcext:value-type="string">
            <text:p>0.16851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269.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3558184" calcext:value-type="float">
            <text:p>0,83558184</text:p>
          </table:table-cell>
          <table:table-cell office:value-type="string" calcext:value-type="string">
            <text:p>0.16441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030.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396778" calcext:value-type="float">
            <text:p>0,8396778</text:p>
          </table:table-cell>
          <table:table-cell office:value-type="string" calcext:value-type="string">
            <text:p>0.16032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850.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437738" calcext:value-type="float">
            <text:p>0,8437738</text:p>
          </table:table-cell>
          <table:table-cell office:value-type="string" calcext:value-type="string">
            <text:p>0.156227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30.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4786975" calcext:value-type="float">
            <text:p>0,84786975</text:p>
          </table:table-cell>
          <table:table-cell office:value-type="string" calcext:value-type="string">
            <text:p>0.15213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78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519657" calcext:value-type="float">
            <text:p>0,8519657</text:p>
          </table:table-cell>
          <table:table-cell office:value-type="string" calcext:value-type="string">
            <text:p>0.14803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24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560617" calcext:value-type="float">
            <text:p>0,8560617</text:p>
          </table:table-cell>
          <table:table-cell office:value-type="string" calcext:value-type="string">
            <text:p>0.14393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417.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6015767" calcext:value-type="float">
            <text:p>0,86015767</text:p>
          </table:table-cell>
          <table:table-cell office:value-type="string" calcext:value-type="string">
            <text:p>0.13984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96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6425364" calcext:value-type="float">
            <text:p>0,86425364</text:p>
          </table:table-cell>
          <table:table-cell office:value-type="string" calcext:value-type="string">
            <text:p>0.13574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33.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683496" calcext:value-type="float">
            <text:p>0,8683496</text:p>
          </table:table-cell>
          <table:table-cell office:value-type="string" calcext:value-type="string">
            <text:p>0.131651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687.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724456" calcext:value-type="float">
            <text:p>0,8724456</text:p>
          </table:table-cell>
          <table:table-cell office:value-type="string" calcext:value-type="string">
            <text:p>0.127555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936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7654155" calcext:value-type="float">
            <text:p>0,87654155</text:p>
          </table:table-cell>
          <table:table-cell office:value-type="string" calcext:value-type="string">
            <text:p>0.12345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79.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806375" calcext:value-type="float">
            <text:p>0,8806375</text:p>
          </table:table-cell>
          <table:table-cell office:value-type="string" calcext:value-type="string">
            <text:p>0.11936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95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847335" calcext:value-type="float">
            <text:p>0,8847335</text:p>
          </table:table-cell>
          <table:table-cell office:value-type="string" calcext:value-type="string">
            <text:p>0.11526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12.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8882947" calcext:value-type="float">
            <text:p>0,88882947</text:p>
          </table:table-cell>
          <table:table-cell office:value-type="string" calcext:value-type="string">
            <text:p>0.111171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03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9292544" calcext:value-type="float">
            <text:p>0,89292544</text:p>
          </table:table-cell>
          <table:table-cell office:value-type="string" calcext:value-type="string">
            <text:p>0.10707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244.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8970214" calcext:value-type="float">
            <text:p>0,8970214</text:p>
          </table:table-cell>
          <table:table-cell office:value-type="string" calcext:value-type="string">
            <text:p>0.102979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759.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011174" calcext:value-type="float">
            <text:p>0,9011174</text:p>
          </table:table-cell>
          <table:table-cell office:value-type="string" calcext:value-type="string">
            <text:p>0.098883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480.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0521336" calcext:value-type="float">
            <text:p>0,90521336</text:p>
          </table:table-cell>
          <table:table-cell office:value-type="string" calcext:value-type="string">
            <text:p>0.094787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69.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093093" calcext:value-type="float">
            <text:p>0,9093093</text:p>
          </table:table-cell>
          <table:table-cell office:value-type="string" calcext:value-type="string">
            <text:p>0.090691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813.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134053" calcext:value-type="float">
            <text:p>0,9134053</text:p>
          </table:table-cell>
          <table:table-cell office:value-type="string" calcext:value-type="string">
            <text:p>0.08659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131.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175013" calcext:value-type="float">
            <text:p>0,9175013</text:p>
          </table:table-cell>
          <table:table-cell office:value-type="string" calcext:value-type="string">
            <text:p>0.0824993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34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2159724" calcext:value-type="float">
            <text:p>0,92159724</text:p>
          </table:table-cell>
          <table:table-cell office:value-type="string" calcext:value-type="string">
            <text:p>0.0784033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951.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256932" calcext:value-type="float">
            <text:p>0,9256932</text:p>
          </table:table-cell>
          <table:table-cell office:value-type="string" calcext:value-type="string">
            <text:p>0.07430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56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297892" calcext:value-type="float">
            <text:p>0,9297892</text:p>
          </table:table-cell>
          <table:table-cell office:value-type="string" calcext:value-type="string">
            <text:p>0.070211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45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3388516" calcext:value-type="float">
            <text:p>0,93388516</text:p>
          </table:table-cell>
          <table:table-cell office:value-type="string" calcext:value-type="string">
            <text:p>0.066115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518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379811" calcext:value-type="float">
            <text:p>0,9379811</text:p>
          </table:table-cell>
          <table:table-cell office:value-type="string" calcext:value-type="string">
            <text:p>0.062019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444.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420771" calcext:value-type="float">
            <text:p>0,9420771</text:p>
          </table:table-cell>
          <table:table-cell office:value-type="string" calcext:value-type="string">
            <text:p>0.0579233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058.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461731" calcext:value-type="float">
            <text:p>0,9461731</text:p>
          </table:table-cell>
          <table:table-cell office:value-type="string" calcext:value-type="string">
            <text:p>0.0538273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620.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5026904" calcext:value-type="float">
            <text:p>0,95026904</text:p>
          </table:table-cell>
          <table:table-cell office:value-type="string" calcext:value-type="string">
            <text:p>0.0497313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486.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54365" calcext:value-type="float">
            <text:p>0,954365</text:p>
          </table:table-cell>
          <table:table-cell office:value-type="string" calcext:value-type="string">
            <text:p>0.0456353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594.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58461" calcext:value-type="float">
            <text:p>0,958461</text:p>
          </table:table-cell>
          <table:table-cell office:value-type="string" calcext:value-type="string">
            <text:p>0.04153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37.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6255696" calcext:value-type="float">
            <text:p>0,96255696</text:p>
          </table:table-cell>
          <table:table-cell office:value-type="string" calcext:value-type="string">
            <text:p>0.03744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999.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666529" calcext:value-type="float">
            <text:p>0,9666529</text:p>
          </table:table-cell>
          <table:table-cell office:value-type="string" calcext:value-type="string">
            <text:p>0.033347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541.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707489" calcext:value-type="float">
            <text:p>0,9707489</text:p>
          </table:table-cell>
          <table:table-cell office:value-type="string" calcext:value-type="string">
            <text:p>0.029251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23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748449" calcext:value-type="float">
            <text:p>0,9748449</text:p>
          </table:table-cell>
          <table:table-cell office:value-type="string" calcext:value-type="string">
            <text:p>0.02515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754.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7894084" calcext:value-type="float">
            <text:p>0,97894084</text:p>
          </table:table-cell>
          <table:table-cell office:value-type="string" calcext:value-type="string">
            <text:p>0.02105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616.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830368" calcext:value-type="float">
            <text:p>0,9830368</text:p>
          </table:table-cell>
          <table:table-cell office:value-type="string" calcext:value-type="string">
            <text:p>0.01696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495.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871328" calcext:value-type="float">
            <text:p>0,9871328</text:p>
          </table:table-cell>
          <table:table-cell office:value-type="string" calcext:value-type="string">
            <text:p>0.0128673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857.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9122876" calcext:value-type="float">
            <text:p>0,99122876</text:p>
          </table:table-cell>
          <table:table-cell office:value-type="string" calcext:value-type="string">
            <text:p>0.008771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862.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9532473" calcext:value-type="float">
            <text:p>0,99532473</text:p>
          </table:table-cell>
          <table:table-cell office:value-type="string" calcext:value-type="string">
            <text:p>0.004675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319.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9.5</text:p>
          </table:table-cell>
          <table:table-cell office:value-type="float" office:value="0.9994207" calcext:value-type="float">
            <text:p>0,9994207</text:p>
          </table:table-cell>
          <table:table-cell office:value-type="string" calcext:value-type="string">
            <text:p>5.793115E-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596.0</text:p>
          </table:table-cell>
          <table:table-cell office:value-type="float" office:value="203" calcext:value-type="float">
            <text:p>203</text:p>
          </table:table-cell>
        </table:table-row>
      </table:table>
      <table:table table:name="datos_250_4000_16_13" table:style-name="ta1">
        <table:shapes>
          <draw:frame draw:z-index="0" draw:style-name="gr1" draw:text-style-name="P1" svg:width="15.999cm" svg:height="8.999cm" svg:x="18.968cm" svg:y="0.438cm">
            <draw:object draw:notify-on-update-of-ranges="datos_250_4000_16_13.E2:datos_250_4000_16_13.E246 datos_250_4000_16_13.J2:datos_250_4000_16_13.J2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ustom_l</text:p>
          </table:table-cell>
          <table:table-cell office:value-type="string" calcext:value-type="string">
            <text:p>custom_g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64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04096" calcext:value-type="float">
            <text:p>0,004096</text:p>
          </table:table-cell>
          <table:table-cell office:value-type="string" calcext:value-type="string">
            <text:p>0.9959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200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08192" calcext:value-type="float">
            <text:p>0,008192</text:p>
          </table:table-cell>
          <table:table-cell office:value-type="string" calcext:value-type="string">
            <text:p>0.991808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61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12288" calcext:value-type="float">
            <text:p>0,012288</text:p>
          </table:table-cell>
          <table:table-cell office:value-type="string" calcext:value-type="string">
            <text:p>0.98771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43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16384" calcext:value-type="float">
            <text:p>0,016384</text:p>
          </table:table-cell>
          <table:table-cell office:value-type="string" calcext:value-type="string">
            <text:p>0.983616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56.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2048" calcext:value-type="float">
            <text:p>0,02048</text:p>
          </table:table-cell>
          <table:table-cell office:value-type="string" calcext:value-type="string">
            <text:p>0.9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81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24575999" calcext:value-type="float">
            <text:p>0,024575999</text:p>
          </table:table-cell>
          <table:table-cell office:value-type="string" calcext:value-type="string">
            <text:p>0.97542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458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28671999" calcext:value-type="float">
            <text:p>0,028671999</text:p>
          </table:table-cell>
          <table:table-cell office:value-type="string" calcext:value-type="string">
            <text:p>0.9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14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0.96723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89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36864" calcext:value-type="float">
            <text:p>0,036864</text:p>
          </table:table-cell>
          <table:table-cell office:value-type="string" calcext:value-type="string">
            <text:p>0.963136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92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40960003" calcext:value-type="float">
            <text:p>0,040960003</text:p>
          </table:table-cell>
          <table:table-cell office:value-type="string" calcext:value-type="string">
            <text:p>0.959040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89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45056004" calcext:value-type="float">
            <text:p>0,045056004</text:p>
          </table:table-cell>
          <table:table-cell office:value-type="string" calcext:value-type="string">
            <text:p>0.95494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58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49152005" calcext:value-type="float">
            <text:p>0,049152005</text:p>
          </table:table-cell>
          <table:table-cell office:value-type="string" calcext:value-type="string">
            <text:p>0.9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61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53248007" calcext:value-type="float">
            <text:p>0,053248007</text:p>
          </table:table-cell>
          <table:table-cell office:value-type="string" calcext:value-type="string">
            <text:p>0.946752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13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5734401" calcext:value-type="float">
            <text:p>0,05734401</text:p>
          </table:table-cell>
          <table:table-cell office:value-type="string" calcext:value-type="string">
            <text:p>0.94265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22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6144001" calcext:value-type="float">
            <text:p>0,06144001</text:p>
          </table:table-cell>
          <table:table-cell office:value-type="string" calcext:value-type="string">
            <text:p>0.93856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92.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6553601" calcext:value-type="float">
            <text:p>0,06553601</text:p>
          </table:table-cell>
          <table:table-cell office:value-type="string" calcext:value-type="string">
            <text:p>0.934464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13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6963201" calcext:value-type="float">
            <text:p>0,06963201</text:p>
          </table:table-cell>
          <table:table-cell office:value-type="string" calcext:value-type="string">
            <text:p>0.93036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27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7372801" calcext:value-type="float">
            <text:p>0,07372801</text:p>
          </table:table-cell>
          <table:table-cell office:value-type="string" calcext:value-type="string">
            <text:p>0.9262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20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7782401" calcext:value-type="float">
            <text:p>0,07782401</text:p>
          </table:table-cell>
          <table:table-cell office:value-type="string" calcext:value-type="string">
            <text:p>0.922176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51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8192001" calcext:value-type="float">
            <text:p>0,08192001</text:p>
          </table:table-cell>
          <table:table-cell office:value-type="string" calcext:value-type="string">
            <text:p>0.9180805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52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86016014" calcext:value-type="float">
            <text:p>0,086016014</text:p>
          </table:table-cell>
          <table:table-cell office:value-type="string" calcext:value-type="string">
            <text:p>0.91398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58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90112016" calcext:value-type="float">
            <text:p>0,090112016</text:p>
          </table:table-cell>
          <table:table-cell office:value-type="string" calcext:value-type="string">
            <text:p>0.90988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18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9420802" calcext:value-type="float">
            <text:p>0,09420802</text:p>
          </table:table-cell>
          <table:table-cell office:value-type="string" calcext:value-type="string">
            <text:p>0.905792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67.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09830402" calcext:value-type="float">
            <text:p>0,09830402</text:p>
          </table:table-cell>
          <table:table-cell office:value-type="string" calcext:value-type="string">
            <text:p>0.90169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78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0240002" calcext:value-type="float">
            <text:p>0,10240002</text:p>
          </table:table-cell>
          <table:table-cell office:value-type="string" calcext:value-type="string">
            <text:p>0.89760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84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0649602" calcext:value-type="float">
            <text:p>0,10649602</text:p>
          </table:table-cell>
          <table:table-cell office:value-type="string" calcext:value-type="string">
            <text:p>0.89350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56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1059202" calcext:value-type="float">
            <text:p>0,11059202</text:p>
          </table:table-cell>
          <table:table-cell office:value-type="string" calcext:value-type="string">
            <text:p>0.889408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83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14688024" calcext:value-type="float">
            <text:p>0,114688024</text:p>
          </table:table-cell>
          <table:table-cell office:value-type="string" calcext:value-type="string">
            <text:p>0.88531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27.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18784025" calcext:value-type="float">
            <text:p>0,118784025</text:p>
          </table:table-cell>
          <table:table-cell office:value-type="string" calcext:value-type="string">
            <text:p>0.881216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522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2288003" calcext:value-type="float">
            <text:p>0,12288003</text:p>
          </table:table-cell>
          <table:table-cell office:value-type="string" calcext:value-type="string">
            <text:p>0.877120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08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2697603" calcext:value-type="float">
            <text:p>0,12697603</text:p>
          </table:table-cell>
          <table:table-cell office:value-type="string" calcext:value-type="string">
            <text:p>0.87302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93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3107203" calcext:value-type="float">
            <text:p>0,13107203</text:p>
          </table:table-cell>
          <table:table-cell office:value-type="string" calcext:value-type="string">
            <text:p>0.868928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84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3516803" calcext:value-type="float">
            <text:p>0,13516803</text:p>
          </table:table-cell>
          <table:table-cell office:value-type="string" calcext:value-type="string">
            <text:p>0.864832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38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3926403" calcext:value-type="float">
            <text:p>0,13926403</text:p>
          </table:table-cell>
          <table:table-cell office:value-type="string" calcext:value-type="string">
            <text:p>0.8607369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51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4336003" calcext:value-type="float">
            <text:p>0,14336003</text:p>
          </table:table-cell>
          <table:table-cell office:value-type="string" calcext:value-type="string">
            <text:p>0.8566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51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4745604" calcext:value-type="float">
            <text:p>0,14745604</text:p>
          </table:table-cell>
          <table:table-cell office:value-type="string" calcext:value-type="string">
            <text:p>0.852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12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5155204" calcext:value-type="float">
            <text:p>0,15155204</text:p>
          </table:table-cell>
          <table:table-cell office:value-type="string" calcext:value-type="string">
            <text:p>0.848449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46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5564804" calcext:value-type="float">
            <text:p>0,15564804</text:p>
          </table:table-cell>
          <table:table-cell office:value-type="string" calcext:value-type="string">
            <text:p>0.8443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598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5974404" calcext:value-type="float">
            <text:p>0,15974404</text:p>
          </table:table-cell>
          <table:table-cell office:value-type="string" calcext:value-type="string">
            <text:p>0.840257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54.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6384004" calcext:value-type="float">
            <text:p>0,16384004</text:p>
          </table:table-cell>
          <table:table-cell office:value-type="string" calcext:value-type="string">
            <text:p>0.83616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94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6793604" calcext:value-type="float">
            <text:p>0,16793604</text:p>
          </table:table-cell>
          <table:table-cell office:value-type="string" calcext:value-type="string">
            <text:p>0.832065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20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7203204" calcext:value-type="float">
            <text:p>0,17203204</text:p>
          </table:table-cell>
          <table:table-cell office:value-type="string" calcext:value-type="string">
            <text:p>0.827969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29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7612804" calcext:value-type="float">
            <text:p>0,17612804</text:p>
          </table:table-cell>
          <table:table-cell office:value-type="string" calcext:value-type="string">
            <text:p>0.8238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54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8022405" calcext:value-type="float">
            <text:p>0,18022405</text:p>
          </table:table-cell>
          <table:table-cell office:value-type="string" calcext:value-type="string">
            <text:p>0.81977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35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8432005" calcext:value-type="float">
            <text:p>0,18432005</text:p>
          </table:table-cell>
          <table:table-cell office:value-type="string" calcext:value-type="string">
            <text:p>0.81568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07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8841605" calcext:value-type="float">
            <text:p>0,18841605</text:p>
          </table:table-cell>
          <table:table-cell office:value-type="string" calcext:value-type="string">
            <text:p>0.81158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209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9251205" calcext:value-type="float">
            <text:p>0,19251205</text:p>
          </table:table-cell>
          <table:table-cell office:value-type="string" calcext:value-type="string">
            <text:p>0.80748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8.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19660805" calcext:value-type="float">
            <text:p>0,19660805</text:p>
          </table:table-cell>
          <table:table-cell office:value-type="string" calcext:value-type="string">
            <text:p>0.80339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26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0070405" calcext:value-type="float">
            <text:p>0,20070405</text:p>
          </table:table-cell>
          <table:table-cell office:value-type="string" calcext:value-type="string">
            <text:p>0.79929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72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0480005" calcext:value-type="float">
            <text:p>0,20480005</text:p>
          </table:table-cell>
          <table:table-cell office:value-type="string" calcext:value-type="string">
            <text:p>0.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99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0889606" calcext:value-type="float">
            <text:p>0,20889606</text:p>
          </table:table-cell>
          <table:table-cell office:value-type="string" calcext:value-type="string">
            <text:p>0.79110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81.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1299206" calcext:value-type="float">
            <text:p>0,21299206</text:p>
          </table:table-cell>
          <table:table-cell office:value-type="string" calcext:value-type="string">
            <text:p>0.787009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026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1708806" calcext:value-type="float">
            <text:p>0,21708806</text:p>
          </table:table-cell>
          <table:table-cell office:value-type="string" calcext:value-type="string">
            <text:p>0.7829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60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2118406" calcext:value-type="float">
            <text:p>0,22118406</text:p>
          </table:table-cell>
          <table:table-cell office:value-type="string" calcext:value-type="string">
            <text:p>0.778817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00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2528006" calcext:value-type="float">
            <text:p>0,22528006</text:p>
          </table:table-cell>
          <table:table-cell office:value-type="string" calcext:value-type="string">
            <text:p>0.774721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19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2937606" calcext:value-type="float">
            <text:p>0,22937606</text:p>
          </table:table-cell>
          <table:table-cell office:value-type="string" calcext:value-type="string">
            <text:p>0.770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27.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3347206" calcext:value-type="float">
            <text:p>0,23347206</text:p>
          </table:table-cell>
          <table:table-cell office:value-type="string" calcext:value-type="string">
            <text:p>0.76652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65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3756807" calcext:value-type="float">
            <text:p>0,23756807</text:p>
          </table:table-cell>
          <table:table-cell office:value-type="string" calcext:value-type="string">
            <text:p>0.762433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27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4166407" calcext:value-type="float">
            <text:p>0,24166407</text:p>
          </table:table-cell>
          <table:table-cell office:value-type="string" calcext:value-type="string">
            <text:p>0.75833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25.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4576007" calcext:value-type="float">
            <text:p>0,24576007</text:p>
          </table:table-cell>
          <table:table-cell office:value-type="string" calcext:value-type="string">
            <text:p>0.75424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75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4985607" calcext:value-type="float">
            <text:p>0,24985607</text:p>
          </table:table-cell>
          <table:table-cell office:value-type="string" calcext:value-type="string">
            <text:p>0.750145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71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5395206" calcext:value-type="float">
            <text:p>0,25395206</text:p>
          </table:table-cell>
          <table:table-cell office:value-type="string" calcext:value-type="string">
            <text:p>0.746049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80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5804806" calcext:value-type="float">
            <text:p>0,25804806</text:p>
          </table:table-cell>
          <table:table-cell office:value-type="string" calcext:value-type="string">
            <text:p>0.7419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21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6214406" calcext:value-type="float">
            <text:p>0,26214406</text:p>
          </table:table-cell>
          <table:table-cell office:value-type="string" calcext:value-type="string">
            <text:p>0.737857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79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6624006" calcext:value-type="float">
            <text:p>0,26624006</text:p>
          </table:table-cell>
          <table:table-cell office:value-type="string" calcext:value-type="string">
            <text:p>0.733761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10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7033606" calcext:value-type="float">
            <text:p>0,27033606</text:p>
          </table:table-cell>
          <table:table-cell office:value-type="string" calcext:value-type="string">
            <text:p>0.729665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47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7443206" calcext:value-type="float">
            <text:p>0,27443206</text:p>
          </table:table-cell>
          <table:table-cell office:value-type="string" calcext:value-type="string">
            <text:p>0.725569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14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7852806" calcext:value-type="float">
            <text:p>0,27852806</text:p>
          </table:table-cell>
          <table:table-cell office:value-type="string" calcext:value-type="string">
            <text:p>0.7214739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55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8262407" calcext:value-type="float">
            <text:p>0,28262407</text:p>
          </table:table-cell>
          <table:table-cell office:value-type="string" calcext:value-type="string">
            <text:p>0.717377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37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8672007" calcext:value-type="float">
            <text:p>0,28672007</text:p>
          </table:table-cell>
          <table:table-cell office:value-type="string" calcext:value-type="string">
            <text:p>0.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80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9081607" calcext:value-type="float">
            <text:p>0,29081607</text:p>
          </table:table-cell>
          <table:table-cell office:value-type="string" calcext:value-type="string">
            <text:p>0.7091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54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9491207" calcext:value-type="float">
            <text:p>0,29491207</text:p>
          </table:table-cell>
          <table:table-cell office:value-type="string" calcext:value-type="string">
            <text:p>0.705090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07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29900807" calcext:value-type="float">
            <text:p>0,29900807</text:p>
          </table:table-cell>
          <table:table-cell office:value-type="string" calcext:value-type="string">
            <text:p>0.70099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906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0310407" calcext:value-type="float">
            <text:p>0,30310407</text:p>
          </table:table-cell>
          <table:table-cell office:value-type="string" calcext:value-type="string">
            <text:p>0.696898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60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0720007" calcext:value-type="float">
            <text:p>0,30720007</text:p>
          </table:table-cell>
          <table:table-cell office:value-type="string" calcext:value-type="string">
            <text:p>0.692802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40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1129608" calcext:value-type="float">
            <text:p>0,31129608</text:p>
          </table:table-cell>
          <table:table-cell office:value-type="string" calcext:value-type="string">
            <text:p>0.688706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43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1539208" calcext:value-type="float">
            <text:p>0,31539208</text:p>
          </table:table-cell>
          <table:table-cell office:value-type="string" calcext:value-type="string">
            <text:p>0.684610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65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1948808" calcext:value-type="float">
            <text:p>0,31948808</text:p>
          </table:table-cell>
          <table:table-cell office:value-type="string" calcext:value-type="string">
            <text:p>0.6805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07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2358408" calcext:value-type="float">
            <text:p>0,32358408</text:p>
          </table:table-cell>
          <table:table-cell office:value-type="string" calcext:value-type="string">
            <text:p>0.676418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669.0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2768008" calcext:value-type="float">
            <text:p>0,32768008</text:p>
          </table:table-cell>
          <table:table-cell office:value-type="string" calcext:value-type="string">
            <text:p>0.67232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51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3177608" calcext:value-type="float">
            <text:p>0,33177608</text:p>
          </table:table-cell>
          <table:table-cell office:value-type="string" calcext:value-type="string">
            <text:p>0.668226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72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3587208" calcext:value-type="float">
            <text:p>0,33587208</text:p>
          </table:table-cell>
          <table:table-cell office:value-type="string" calcext:value-type="string">
            <text:p>0.664130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36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399681" calcext:value-type="float">
            <text:p>0,3399681</text:p>
          </table:table-cell>
          <table:table-cell office:value-type="string" calcext:value-type="string">
            <text:p>0.660034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967.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440641" calcext:value-type="float">
            <text:p>0,3440641</text:p>
          </table:table-cell>
          <table:table-cell office:value-type="string" calcext:value-type="string">
            <text:p>0.65593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95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481601" calcext:value-type="float">
            <text:p>0,3481601</text:p>
          </table:table-cell>
          <table:table-cell office:value-type="string" calcext:value-type="string">
            <text:p>0.65184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86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522561" calcext:value-type="float">
            <text:p>0,3522561</text:p>
          </table:table-cell>
          <table:table-cell office:value-type="string" calcext:value-type="string">
            <text:p>0.647746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50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563521" calcext:value-type="float">
            <text:p>0,3563521</text:p>
          </table:table-cell>
          <table:table-cell office:value-type="string" calcext:value-type="string">
            <text:p>0.64365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09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604481" calcext:value-type="float">
            <text:p>0,3604481</text:p>
          </table:table-cell>
          <table:table-cell office:value-type="string" calcext:value-type="string">
            <text:p>0.6395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15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645441" calcext:value-type="float">
            <text:p>0,3645441</text:p>
          </table:table-cell>
          <table:table-cell office:value-type="string" calcext:value-type="string">
            <text:p>0.63545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92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686401" calcext:value-type="float">
            <text:p>0,3686401</text:p>
          </table:table-cell>
          <table:table-cell office:value-type="string" calcext:value-type="string">
            <text:p>0.6313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940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727361" calcext:value-type="float">
            <text:p>0,3727361</text:p>
          </table:table-cell>
          <table:table-cell office:value-type="string" calcext:value-type="string">
            <text:p>0.627266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51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768321" calcext:value-type="float">
            <text:p>0,3768321</text:p>
          </table:table-cell>
          <table:table-cell office:value-type="string" calcext:value-type="string">
            <text:p>0.62317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05.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809281" calcext:value-type="float">
            <text:p>0,3809281</text:p>
          </table:table-cell>
          <table:table-cell office:value-type="string" calcext:value-type="string">
            <text:p>0.619074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86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850241" calcext:value-type="float">
            <text:p>0,3850241</text:p>
          </table:table-cell>
          <table:table-cell office:value-type="string" calcext:value-type="string">
            <text:p>0.61497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32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891201" calcext:value-type="float">
            <text:p>0,3891201</text:p>
          </table:table-cell>
          <table:table-cell office:value-type="string" calcext:value-type="string">
            <text:p>0.6108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18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932161" calcext:value-type="float">
            <text:p>0,3932161</text:p>
          </table:table-cell>
          <table:table-cell office:value-type="string" calcext:value-type="string">
            <text:p>0.60678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89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3973121" calcext:value-type="float">
            <text:p>0,3973121</text:p>
          </table:table-cell>
          <table:table-cell office:value-type="string" calcext:value-type="string">
            <text:p>0.602690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09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014081" calcext:value-type="float">
            <text:p>0,4014081</text:p>
          </table:table-cell>
          <table:table-cell office:value-type="string" calcext:value-type="string">
            <text:p>0.598594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24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055041" calcext:value-type="float">
            <text:p>0,4055041</text:p>
          </table:table-cell>
          <table:table-cell office:value-type="string" calcext:value-type="string">
            <text:p>0.594498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69.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096001" calcext:value-type="float">
            <text:p>0,4096001</text:p>
          </table:table-cell>
          <table:table-cell office:value-type="string" calcext:value-type="string">
            <text:p>0.590402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75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136961" calcext:value-type="float">
            <text:p>0,4136961</text:p>
          </table:table-cell>
          <table:table-cell office:value-type="string" calcext:value-type="string">
            <text:p>0.586306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06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177921" calcext:value-type="float">
            <text:p>0,4177921</text:p>
          </table:table-cell>
          <table:table-cell office:value-type="string" calcext:value-type="string">
            <text:p>0.582210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07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218881" calcext:value-type="float">
            <text:p>0,4218881</text:p>
          </table:table-cell>
          <table:table-cell office:value-type="string" calcext:value-type="string">
            <text:p>0.57811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84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259841" calcext:value-type="float">
            <text:p>0,4259841</text:p>
          </table:table-cell>
          <table:table-cell office:value-type="string" calcext:value-type="string">
            <text:p>0.574018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77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3008012" calcext:value-type="float">
            <text:p>0,43008012</text:p>
          </table:table-cell>
          <table:table-cell office:value-type="string" calcext:value-type="string">
            <text:p>0.5699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48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3417612" calcext:value-type="float">
            <text:p>0,43417612</text:p>
          </table:table-cell>
          <table:table-cell office:value-type="string" calcext:value-type="string">
            <text:p>0.565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06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3827212" calcext:value-type="float">
            <text:p>0,43827212</text:p>
          </table:table-cell>
          <table:table-cell office:value-type="string" calcext:value-type="string">
            <text:p>0.561731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68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4236812" calcext:value-type="float">
            <text:p>0,44236812</text:p>
          </table:table-cell>
          <table:table-cell office:value-type="string" calcext:value-type="string">
            <text:p>0.557635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101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4646412" calcext:value-type="float">
            <text:p>0,44646412</text:p>
          </table:table-cell>
          <table:table-cell office:value-type="string" calcext:value-type="string">
            <text:p>0.553539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73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5056012" calcext:value-type="float">
            <text:p>0,45056012</text:p>
          </table:table-cell>
          <table:table-cell office:value-type="string" calcext:value-type="string">
            <text:p>0.54944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38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5465612" calcext:value-type="float">
            <text:p>0,45465612</text:p>
          </table:table-cell>
          <table:table-cell office:value-type="string" calcext:value-type="string">
            <text:p>0.545347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27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5875213" calcext:value-type="float">
            <text:p>0,45875213</text:p>
          </table:table-cell>
          <table:table-cell office:value-type="string" calcext:value-type="string">
            <text:p>0.54125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92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6284813" calcext:value-type="float">
            <text:p>0,46284813</text:p>
          </table:table-cell>
          <table:table-cell office:value-type="string" calcext:value-type="string">
            <text:p>0.537155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49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6694413" calcext:value-type="float">
            <text:p>0,46694413</text:p>
          </table:table-cell>
          <table:table-cell office:value-type="string" calcext:value-type="string">
            <text:p>0.533059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47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7104013" calcext:value-type="float">
            <text:p>0,47104013</text:p>
          </table:table-cell>
          <table:table-cell office:value-type="string" calcext:value-type="string">
            <text:p>0.528963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90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7513613" calcext:value-type="float">
            <text:p>0,47513613</text:p>
          </table:table-cell>
          <table:table-cell office:value-type="string" calcext:value-type="string">
            <text:p>0.52486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21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7923213" calcext:value-type="float">
            <text:p>0,47923213</text:p>
          </table:table-cell>
          <table:table-cell office:value-type="string" calcext:value-type="string">
            <text:p>0.52077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03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8332813" calcext:value-type="float">
            <text:p>0,48332813</text:p>
          </table:table-cell>
          <table:table-cell office:value-type="string" calcext:value-type="string">
            <text:p>0.51667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09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8742414" calcext:value-type="float">
            <text:p>0,48742414</text:p>
          </table:table-cell>
          <table:table-cell office:value-type="string" calcext:value-type="string">
            <text:p>0.5125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56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9152014" calcext:value-type="float">
            <text:p>0,49152014</text:p>
          </table:table-cell>
          <table:table-cell office:value-type="string" calcext:value-type="string">
            <text:p>0.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72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9561614" calcext:value-type="float">
            <text:p>0,49561614</text:p>
          </table:table-cell>
          <table:table-cell office:value-type="string" calcext:value-type="string">
            <text:p>0.50438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392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49971214" calcext:value-type="float">
            <text:p>0,49971214</text:p>
          </table:table-cell>
          <table:table-cell office:value-type="string" calcext:value-type="string">
            <text:p>0.500291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26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0380814" calcext:value-type="float">
            <text:p>0,50380814</text:p>
          </table:table-cell>
          <table:table-cell office:value-type="string" calcext:value-type="string">
            <text:p>0.496195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29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079041" calcext:value-type="float">
            <text:p>0,5079041</text:p>
          </table:table-cell>
          <table:table-cell office:value-type="string" calcext:value-type="string">
            <text:p>0.49209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52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120001" calcext:value-type="float">
            <text:p>0,5120001</text:p>
          </table:table-cell>
          <table:table-cell office:value-type="string" calcext:value-type="string">
            <text:p>0.48800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58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1609606" calcext:value-type="float">
            <text:p>0,51609606</text:p>
          </table:table-cell>
          <table:table-cell office:value-type="string" calcext:value-type="string">
            <text:p>0.483907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02.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20192" calcext:value-type="float">
            <text:p>0,520192</text:p>
          </table:table-cell>
          <table:table-cell office:value-type="string" calcext:value-type="string">
            <text:p>0.479811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50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24288" calcext:value-type="float">
            <text:p>0,524288</text:p>
          </table:table-cell>
          <table:table-cell office:value-type="string" calcext:value-type="string">
            <text:p>0.475715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188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28384" calcext:value-type="float">
            <text:p>0,528384</text:p>
          </table:table-cell>
          <table:table-cell office:value-type="string" calcext:value-type="string">
            <text:p>0.47161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65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3247994" calcext:value-type="float">
            <text:p>0,53247994</text:p>
          </table:table-cell>
          <table:table-cell office:value-type="string" calcext:value-type="string">
            <text:p>0.46752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69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365759" calcext:value-type="float">
            <text:p>0,5365759</text:p>
          </table:table-cell>
          <table:table-cell office:value-type="string" calcext:value-type="string">
            <text:p>0.46342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28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406719" calcext:value-type="float">
            <text:p>0,5406719</text:p>
          </table:table-cell>
          <table:table-cell office:value-type="string" calcext:value-type="string">
            <text:p>0.45933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11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4476786" calcext:value-type="float">
            <text:p>0,54476786</text:p>
          </table:table-cell>
          <table:table-cell office:value-type="string" calcext:value-type="string">
            <text:p>0.45523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07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488638" calcext:value-type="float">
            <text:p>0,5488638</text:p>
          </table:table-cell>
          <table:table-cell office:value-type="string" calcext:value-type="string">
            <text:p>0.451139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25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529598" calcext:value-type="float">
            <text:p>0,5529598</text:p>
          </table:table-cell>
          <table:table-cell office:value-type="string" calcext:value-type="string">
            <text:p>0.447043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75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570558" calcext:value-type="float">
            <text:p>0,5570558</text:p>
          </table:table-cell>
          <table:table-cell office:value-type="string" calcext:value-type="string">
            <text:p>0.44294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41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6115174" calcext:value-type="float">
            <text:p>0,56115174</text:p>
          </table:table-cell>
          <table:table-cell office:value-type="string" calcext:value-type="string">
            <text:p>0.43885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25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652477" calcext:value-type="float">
            <text:p>0,5652477</text:p>
          </table:table-cell>
          <table:table-cell office:value-type="string" calcext:value-type="string">
            <text:p>0.43475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29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693437" calcext:value-type="float">
            <text:p>0,5693437</text:p>
          </table:table-cell>
          <table:table-cell office:value-type="string" calcext:value-type="string">
            <text:p>0.43065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09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7343966" calcext:value-type="float">
            <text:p>0,57343966</text:p>
          </table:table-cell>
          <table:table-cell office:value-type="string" calcext:value-type="string">
            <text:p>0.426563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83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775356" calcext:value-type="float">
            <text:p>0,5775356</text:p>
          </table:table-cell>
          <table:table-cell office:value-type="string" calcext:value-type="string">
            <text:p>0.42246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51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816316" calcext:value-type="float">
            <text:p>0,5816316</text:p>
          </table:table-cell>
          <table:table-cell office:value-type="string" calcext:value-type="string">
            <text:p>0.418371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24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857276" calcext:value-type="float">
            <text:p>0,5857276</text:p>
          </table:table-cell>
          <table:table-cell office:value-type="string" calcext:value-type="string">
            <text:p>0.41427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36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8982354" calcext:value-type="float">
            <text:p>0,58982354</text:p>
          </table:table-cell>
          <table:table-cell office:value-type="string" calcext:value-type="string">
            <text:p>0.41017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92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939195" calcext:value-type="float">
            <text:p>0,5939195</text:p>
          </table:table-cell>
          <table:table-cell office:value-type="string" calcext:value-type="string">
            <text:p>0.40608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35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5980155" calcext:value-type="float">
            <text:p>0,5980155</text:p>
          </table:table-cell>
          <table:table-cell office:value-type="string" calcext:value-type="string">
            <text:p>0.40198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47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0211146" calcext:value-type="float">
            <text:p>0,60211146</text:p>
          </table:table-cell>
          <table:table-cell office:value-type="string" calcext:value-type="string">
            <text:p>0.39789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12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0620743" calcext:value-type="float">
            <text:p>0,60620743</text:p>
          </table:table-cell>
          <table:table-cell office:value-type="string" calcext:value-type="string">
            <text:p>0.393795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436.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103034" calcext:value-type="float">
            <text:p>0,6103034</text:p>
          </table:table-cell>
          <table:table-cell office:value-type="string" calcext:value-type="string">
            <text:p>0.389699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11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143994" calcext:value-type="float">
            <text:p>0,6143994</text:p>
          </table:table-cell>
          <table:table-cell office:value-type="string" calcext:value-type="string">
            <text:p>0.38560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61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1849535" calcext:value-type="float">
            <text:p>0,61849535</text:p>
          </table:table-cell>
          <table:table-cell office:value-type="string" calcext:value-type="string">
            <text:p>0.38150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311.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225913" calcext:value-type="float">
            <text:p>0,6225913</text:p>
          </table:table-cell>
          <table:table-cell office:value-type="string" calcext:value-type="string">
            <text:p>0.37741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562.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266873" calcext:value-type="float">
            <text:p>0,6266873</text:p>
          </table:table-cell>
          <table:table-cell office:value-type="string" calcext:value-type="string">
            <text:p>0.37331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17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3078326" calcext:value-type="float">
            <text:p>0,63078326</text:p>
          </table:table-cell>
          <table:table-cell office:value-type="string" calcext:value-type="string">
            <text:p>0.36921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180.0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3487923" calcext:value-type="float">
            <text:p>0,63487923</text:p>
          </table:table-cell>
          <table:table-cell office:value-type="string" calcext:value-type="string">
            <text:p>0.365123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08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389752" calcext:value-type="float">
            <text:p>0,6389752</text:p>
          </table:table-cell>
          <table:table-cell office:value-type="string" calcext:value-type="string">
            <text:p>0.361027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11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430712" calcext:value-type="float">
            <text:p>0,6430712</text:p>
          </table:table-cell>
          <table:table-cell office:value-type="string" calcext:value-type="string">
            <text:p>0.35693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79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4716715" calcext:value-type="float">
            <text:p>0,64716715</text:p>
          </table:table-cell>
          <table:table-cell office:value-type="string" calcext:value-type="string">
            <text:p>0.35283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71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512631" calcext:value-type="float">
            <text:p>0,6512631</text:p>
          </table:table-cell>
          <table:table-cell office:value-type="string" calcext:value-type="string">
            <text:p>0.34873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125.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553591" calcext:value-type="float">
            <text:p>0,6553591</text:p>
          </table:table-cell>
          <table:table-cell office:value-type="string" calcext:value-type="string">
            <text:p>0.34464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571.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5945506" calcext:value-type="float">
            <text:p>0,65945506</text:p>
          </table:table-cell>
          <table:table-cell office:value-type="string" calcext:value-type="string">
            <text:p>0.3405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64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6355103" calcext:value-type="float">
            <text:p>0,66355103</text:p>
          </table:table-cell>
          <table:table-cell office:value-type="string" calcext:value-type="string">
            <text:p>0.33645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43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67647" calcext:value-type="float">
            <text:p>0,667647</text:p>
          </table:table-cell>
          <table:table-cell office:value-type="string" calcext:value-type="string">
            <text:p>0.33235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345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71743" calcext:value-type="float">
            <text:p>0,671743</text:p>
          </table:table-cell>
          <table:table-cell office:value-type="string" calcext:value-type="string">
            <text:p>0.32825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66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7583895" calcext:value-type="float">
            <text:p>0,67583895</text:p>
          </table:table-cell>
          <table:table-cell office:value-type="string" calcext:value-type="string">
            <text:p>0.32416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59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799349" calcext:value-type="float">
            <text:p>0,6799349</text:p>
          </table:table-cell>
          <table:table-cell office:value-type="string" calcext:value-type="string">
            <text:p>0.32006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20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840309" calcext:value-type="float">
            <text:p>0,6840309</text:p>
          </table:table-cell>
          <table:table-cell office:value-type="string" calcext:value-type="string">
            <text:p>0.31597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64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8812686" calcext:value-type="float">
            <text:p>0,68812686</text:p>
          </table:table-cell>
          <table:table-cell office:value-type="string" calcext:value-type="string">
            <text:p>0.31187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73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9222283" calcext:value-type="float">
            <text:p>0,69222283</text:p>
          </table:table-cell>
          <table:table-cell office:value-type="string" calcext:value-type="string">
            <text:p>0.3077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11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6963188" calcext:value-type="float">
            <text:p>0,6963188</text:p>
          </table:table-cell>
          <table:table-cell office:value-type="string" calcext:value-type="string">
            <text:p>0.3036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92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004148" calcext:value-type="float">
            <text:p>0,7004148</text:p>
          </table:table-cell>
          <table:table-cell office:value-type="string" calcext:value-type="string">
            <text:p>0.29958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30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0451075" calcext:value-type="float">
            <text:p>0,70451075</text:p>
          </table:table-cell>
          <table:table-cell office:value-type="string" calcext:value-type="string">
            <text:p>0.29549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818.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086067" calcext:value-type="float">
            <text:p>0,7086067</text:p>
          </table:table-cell>
          <table:table-cell office:value-type="string" calcext:value-type="string">
            <text:p>0.29139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42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127027" calcext:value-type="float">
            <text:p>0,7127027</text:p>
          </table:table-cell>
          <table:table-cell office:value-type="string" calcext:value-type="string">
            <text:p>0.28729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653.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1679866" calcext:value-type="float">
            <text:p>0,71679866</text:p>
          </table:table-cell>
          <table:table-cell office:value-type="string" calcext:value-type="string">
            <text:p>0.28320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085.0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2089463" calcext:value-type="float">
            <text:p>0,72089463</text:p>
          </table:table-cell>
          <table:table-cell office:value-type="string" calcext:value-type="string">
            <text:p>0.27910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894.0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249906" calcext:value-type="float">
            <text:p>0,7249906</text:p>
          </table:table-cell>
          <table:table-cell office:value-type="string" calcext:value-type="string">
            <text:p>0.2750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922.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290866" calcext:value-type="float">
            <text:p>0,7290866</text:p>
          </table:table-cell>
          <table:table-cell office:value-type="string" calcext:value-type="string">
            <text:p>0.27091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35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3318255" calcext:value-type="float">
            <text:p>0,73318255</text:p>
          </table:table-cell>
          <table:table-cell office:value-type="string" calcext:value-type="string">
            <text:p>0.26681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876.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372785" calcext:value-type="float">
            <text:p>0,7372785</text:p>
          </table:table-cell>
          <table:table-cell office:value-type="string" calcext:value-type="string">
            <text:p>0.26272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23.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413745" calcext:value-type="float">
            <text:p>0,7413745</text:p>
          </table:table-cell>
          <table:table-cell office:value-type="string" calcext:value-type="string">
            <text:p>0.25862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36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4547046" calcext:value-type="float">
            <text:p>0,74547046</text:p>
          </table:table-cell>
          <table:table-cell office:value-type="string" calcext:value-type="string">
            <text:p>0.25453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789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4956644" calcext:value-type="float">
            <text:p>0,74956644</text:p>
          </table:table-cell>
          <table:table-cell office:value-type="string" calcext:value-type="string">
            <text:p>0.25043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22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536624" calcext:value-type="float">
            <text:p>0,7536624</text:p>
          </table:table-cell>
          <table:table-cell office:value-type="string" calcext:value-type="string">
            <text:p>0.246339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33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577584" calcext:value-type="float">
            <text:p>0,7577584</text:p>
          </table:table-cell>
          <table:table-cell office:value-type="string" calcext:value-type="string">
            <text:p>0.242243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629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6185435" calcext:value-type="float">
            <text:p>0,76185435</text:p>
          </table:table-cell>
          <table:table-cell office:value-type="string" calcext:value-type="string">
            <text:p>0.23814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855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659503" calcext:value-type="float">
            <text:p>0,7659503</text:p>
          </table:table-cell>
          <table:table-cell office:value-type="string" calcext:value-type="string">
            <text:p>0.23405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97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700463" calcext:value-type="float">
            <text:p>0,7700463</text:p>
          </table:table-cell>
          <table:table-cell office:value-type="string" calcext:value-type="string">
            <text:p>0.22995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15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7414227" calcext:value-type="float">
            <text:p>0,77414227</text:p>
          </table:table-cell>
          <table:table-cell office:value-type="string" calcext:value-type="string">
            <text:p>0.22585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74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7823824" calcext:value-type="float">
            <text:p>0,77823824</text:p>
          </table:table-cell>
          <table:table-cell office:value-type="string" calcext:value-type="string">
            <text:p>0.22176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29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823342" calcext:value-type="float">
            <text:p>0,7823342</text:p>
          </table:table-cell>
          <table:table-cell office:value-type="string" calcext:value-type="string">
            <text:p>0.217667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964.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864302" calcext:value-type="float">
            <text:p>0,7864302</text:p>
          </table:table-cell>
          <table:table-cell office:value-type="string" calcext:value-type="string">
            <text:p>0.213571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26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9052615" calcext:value-type="float">
            <text:p>0,79052615</text:p>
          </table:table-cell>
          <table:table-cell office:value-type="string" calcext:value-type="string">
            <text:p>0.209475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458.0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946221" calcext:value-type="float">
            <text:p>0,7946221</text:p>
          </table:table-cell>
          <table:table-cell office:value-type="string" calcext:value-type="string">
            <text:p>0.20537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02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7987181" calcext:value-type="float">
            <text:p>0,7987181</text:p>
          </table:table-cell>
          <table:table-cell office:value-type="string" calcext:value-type="string">
            <text:p>0.20128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60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0281407" calcext:value-type="float">
            <text:p>0,80281407</text:p>
          </table:table-cell>
          <table:table-cell office:value-type="string" calcext:value-type="string">
            <text:p>0.19718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86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0691004" calcext:value-type="float">
            <text:p>0,80691004</text:p>
          </table:table-cell>
          <table:table-cell office:value-type="string" calcext:value-type="string">
            <text:p>0.19309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190.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11006" calcext:value-type="float">
            <text:p>0,811006</text:p>
          </table:table-cell>
          <table:table-cell office:value-type="string" calcext:value-type="string">
            <text:p>0.188995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41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15102" calcext:value-type="float">
            <text:p>0,815102</text:p>
          </table:table-cell>
          <table:table-cell office:value-type="string" calcext:value-type="string">
            <text:p>0.184899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88.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1919795" calcext:value-type="float">
            <text:p>0,81919795</text:p>
          </table:table-cell>
          <table:table-cell office:value-type="string" calcext:value-type="string">
            <text:p>0.18080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29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232939" calcext:value-type="float">
            <text:p>0,8232939</text:p>
          </table:table-cell>
          <table:table-cell office:value-type="string" calcext:value-type="string">
            <text:p>0.17670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184.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273899" calcext:value-type="float">
            <text:p>0,8273899</text:p>
          </table:table-cell>
          <table:table-cell office:value-type="string" calcext:value-type="string">
            <text:p>0.17261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434.0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3148587" calcext:value-type="float">
            <text:p>0,83148587</text:p>
          </table:table-cell>
          <table:table-cell office:value-type="string" calcext:value-type="string">
            <text:p>0.16851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565.0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3558184" calcext:value-type="float">
            <text:p>0,83558184</text:p>
          </table:table-cell>
          <table:table-cell office:value-type="string" calcext:value-type="string">
            <text:p>0.16441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19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396778" calcext:value-type="float">
            <text:p>0,8396778</text:p>
          </table:table-cell>
          <table:table-cell office:value-type="string" calcext:value-type="string">
            <text:p>0.16032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255.0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437738" calcext:value-type="float">
            <text:p>0,8437738</text:p>
          </table:table-cell>
          <table:table-cell office:value-type="string" calcext:value-type="string">
            <text:p>0.156227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92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4786975" calcext:value-type="float">
            <text:p>0,84786975</text:p>
          </table:table-cell>
          <table:table-cell office:value-type="string" calcext:value-type="string">
            <text:p>0.15213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641.0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519657" calcext:value-type="float">
            <text:p>0,8519657</text:p>
          </table:table-cell>
          <table:table-cell office:value-type="string" calcext:value-type="string">
            <text:p>0.14803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51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560617" calcext:value-type="float">
            <text:p>0,8560617</text:p>
          </table:table-cell>
          <table:table-cell office:value-type="string" calcext:value-type="string">
            <text:p>0.14393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70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6015767" calcext:value-type="float">
            <text:p>0,86015767</text:p>
          </table:table-cell>
          <table:table-cell office:value-type="string" calcext:value-type="string">
            <text:p>0.13984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08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6425364" calcext:value-type="float">
            <text:p>0,86425364</text:p>
          </table:table-cell>
          <table:table-cell office:value-type="string" calcext:value-type="string">
            <text:p>0.13574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436.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683496" calcext:value-type="float">
            <text:p>0,8683496</text:p>
          </table:table-cell>
          <table:table-cell office:value-type="string" calcext:value-type="string">
            <text:p>0.131651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993.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724456" calcext:value-type="float">
            <text:p>0,8724456</text:p>
          </table:table-cell>
          <table:table-cell office:value-type="string" calcext:value-type="string">
            <text:p>0.127555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68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7654155" calcext:value-type="float">
            <text:p>0,87654155</text:p>
          </table:table-cell>
          <table:table-cell office:value-type="string" calcext:value-type="string">
            <text:p>0.12345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76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806375" calcext:value-type="float">
            <text:p>0,8806375</text:p>
          </table:table-cell>
          <table:table-cell office:value-type="string" calcext:value-type="string">
            <text:p>0.11936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59.0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847335" calcext:value-type="float">
            <text:p>0,8847335</text:p>
          </table:table-cell>
          <table:table-cell office:value-type="string" calcext:value-type="string">
            <text:p>0.11526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80.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8882947" calcext:value-type="float">
            <text:p>0,88882947</text:p>
          </table:table-cell>
          <table:table-cell office:value-type="string" calcext:value-type="string">
            <text:p>0.111171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21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9292544" calcext:value-type="float">
            <text:p>0,89292544</text:p>
          </table:table-cell>
          <table:table-cell office:value-type="string" calcext:value-type="string">
            <text:p>0.10707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812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8970214" calcext:value-type="float">
            <text:p>0,8970214</text:p>
          </table:table-cell>
          <table:table-cell office:value-type="string" calcext:value-type="string">
            <text:p>0.102979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595.0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011174" calcext:value-type="float">
            <text:p>0,9011174</text:p>
          </table:table-cell>
          <table:table-cell office:value-type="string" calcext:value-type="string">
            <text:p>0.098883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832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0521336" calcext:value-type="float">
            <text:p>0,90521336</text:p>
          </table:table-cell>
          <table:table-cell office:value-type="string" calcext:value-type="string">
            <text:p>0.094787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240.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093093" calcext:value-type="float">
            <text:p>0,9093093</text:p>
          </table:table-cell>
          <table:table-cell office:value-type="string" calcext:value-type="string">
            <text:p>0.090691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97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134053" calcext:value-type="float">
            <text:p>0,9134053</text:p>
          </table:table-cell>
          <table:table-cell office:value-type="string" calcext:value-type="string">
            <text:p>0.08659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45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175013" calcext:value-type="float">
            <text:p>0,9175013</text:p>
          </table:table-cell>
          <table:table-cell office:value-type="string" calcext:value-type="string">
            <text:p>0.0824993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778.0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2159724" calcext:value-type="float">
            <text:p>0,92159724</text:p>
          </table:table-cell>
          <table:table-cell office:value-type="string" calcext:value-type="string">
            <text:p>0.0784033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59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256932" calcext:value-type="float">
            <text:p>0,9256932</text:p>
          </table:table-cell>
          <table:table-cell office:value-type="string" calcext:value-type="string">
            <text:p>0.07430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408.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297892" calcext:value-type="float">
            <text:p>0,9297892</text:p>
          </table:table-cell>
          <table:table-cell office:value-type="string" calcext:value-type="string">
            <text:p>0.070211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491.0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3388516" calcext:value-type="float">
            <text:p>0,93388516</text:p>
          </table:table-cell>
          <table:table-cell office:value-type="string" calcext:value-type="string">
            <text:p>0.066115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278.0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379811" calcext:value-type="float">
            <text:p>0,9379811</text:p>
          </table:table-cell>
          <table:table-cell office:value-type="string" calcext:value-type="string">
            <text:p>0.062019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543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420771" calcext:value-type="float">
            <text:p>0,9420771</text:p>
          </table:table-cell>
          <table:table-cell office:value-type="string" calcext:value-type="string">
            <text:p>0.0579233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076.0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461731" calcext:value-type="float">
            <text:p>0,9461731</text:p>
          </table:table-cell>
          <table:table-cell office:value-type="string" calcext:value-type="string">
            <text:p>0.0538273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392.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5026904" calcext:value-type="float">
            <text:p>0,95026904</text:p>
          </table:table-cell>
          <table:table-cell office:value-type="string" calcext:value-type="string">
            <text:p>0.0497313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085.0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54365" calcext:value-type="float">
            <text:p>0,954365</text:p>
          </table:table-cell>
          <table:table-cell office:value-type="string" calcext:value-type="string">
            <text:p>0.0456353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800.0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58461" calcext:value-type="float">
            <text:p>0,958461</text:p>
          </table:table-cell>
          <table:table-cell office:value-type="string" calcext:value-type="string">
            <text:p>0.04153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102.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6255696" calcext:value-type="float">
            <text:p>0,96255696</text:p>
          </table:table-cell>
          <table:table-cell office:value-type="string" calcext:value-type="string">
            <text:p>0.03744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888.0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666529" calcext:value-type="float">
            <text:p>0,9666529</text:p>
          </table:table-cell>
          <table:table-cell office:value-type="string" calcext:value-type="string">
            <text:p>0.033347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455.0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707489" calcext:value-type="float">
            <text:p>0,9707489</text:p>
          </table:table-cell>
          <table:table-cell office:value-type="string" calcext:value-type="string">
            <text:p>0.029251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23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748449" calcext:value-type="float">
            <text:p>0,9748449</text:p>
          </table:table-cell>
          <table:table-cell office:value-type="string" calcext:value-type="string">
            <text:p>0.02515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301.0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7894084" calcext:value-type="float">
            <text:p>0,97894084</text:p>
          </table:table-cell>
          <table:table-cell office:value-type="string" calcext:value-type="string">
            <text:p>0.02105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6.0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830368" calcext:value-type="float">
            <text:p>0,9830368</text:p>
          </table:table-cell>
          <table:table-cell office:value-type="string" calcext:value-type="string">
            <text:p>0.01696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533.0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871328" calcext:value-type="float">
            <text:p>0,9871328</text:p>
          </table:table-cell>
          <table:table-cell office:value-type="string" calcext:value-type="string">
            <text:p>0.0128673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309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9122876" calcext:value-type="float">
            <text:p>0,99122876</text:p>
          </table:table-cell>
          <table:table-cell office:value-type="string" calcext:value-type="string">
            <text:p>0.008771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093.0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9532473" calcext:value-type="float">
            <text:p>0,99532473</text:p>
          </table:table-cell>
          <table:table-cell office:value-type="string" calcext:value-type="string">
            <text:p>0.004675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641.0</text:p>
          </table:table-cell>
          <table:table-cell table:formula="of:=[.K245]" office:value-type="float" office:value="180" calcext:value-type="float">
            <text:p>180</text:p>
          </table:table-cell>
          <table:table-cell table:formula="of:=AVERAGE([.J234:.J244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3.5</text:p>
          </table:table-cell>
          <table:table-cell office:value-type="float" office:value="0.9994207" calcext:value-type="float">
            <text:p>0,9994207</text:p>
          </table:table-cell>
          <table:table-cell office:value-type="string" calcext:value-type="string">
            <text:p>5.793115E-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948.0</text:p>
          </table:table-cell>
          <table:table-cell office:value-type="float" office:value="76" calcext:value-type="float">
            <text:p>76</text:p>
          </table:table-cell>
          <table:table-cell/>
        </table:table-row>
      </table:table>
      <table:table table:name="datos_250_5000_4_25" table:style-name="ta1">
        <table:shapes>
          <draw:frame draw:z-index="0" draw:style-name="gr1" draw:text-style-name="P1" svg:width="15.986cm" svg:height="8.993cm" svg:x="18.766cm" svg:y="0.527cm">
            <draw:object draw:notify-on-update-of-ranges="datos_250_5000_4_25.E2:datos_250_5000_4_25.E246 datos_250_5000_4_25.J2:datos_250_5000_4_25.J2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ustom_l</text:p>
          </table:table-cell>
          <table:table-cell office:value-type="string" calcext:value-type="string">
            <text:p>custom_g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244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04096" calcext:value-type="float">
            <text:p>0,004096</text:p>
          </table:table-cell>
          <table:table-cell office:value-type="string" calcext:value-type="string">
            <text:p>0.9959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718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08192" calcext:value-type="float">
            <text:p>0,008192</text:p>
          </table:table-cell>
          <table:table-cell office:value-type="string" calcext:value-type="string">
            <text:p>0.991808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97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12288" calcext:value-type="float">
            <text:p>0,012288</text:p>
          </table:table-cell>
          <table:table-cell office:value-type="string" calcext:value-type="string">
            <text:p>0.98771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68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16384" calcext:value-type="float">
            <text:p>0,016384</text:p>
          </table:table-cell>
          <table:table-cell office:value-type="string" calcext:value-type="string">
            <text:p>0.983616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20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2048" calcext:value-type="float">
            <text:p>0,02048</text:p>
          </table:table-cell>
          <table:table-cell office:value-type="string" calcext:value-type="string">
            <text:p>0.9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79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24575999" calcext:value-type="float">
            <text:p>0,024575999</text:p>
          </table:table-cell>
          <table:table-cell office:value-type="string" calcext:value-type="string">
            <text:p>0.97542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70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28671999" calcext:value-type="float">
            <text:p>0,028671999</text:p>
          </table:table-cell>
          <table:table-cell office:value-type="string" calcext:value-type="string">
            <text:p>0.9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70.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0.96723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41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36864" calcext:value-type="float">
            <text:p>0,036864</text:p>
          </table:table-cell>
          <table:table-cell office:value-type="string" calcext:value-type="string">
            <text:p>0.963136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91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40960003" calcext:value-type="float">
            <text:p>0,040960003</text:p>
          </table:table-cell>
          <table:table-cell office:value-type="string" calcext:value-type="string">
            <text:p>0.959040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36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45056004" calcext:value-type="float">
            <text:p>0,045056004</text:p>
          </table:table-cell>
          <table:table-cell office:value-type="string" calcext:value-type="string">
            <text:p>0.95494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59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49152005" calcext:value-type="float">
            <text:p>0,049152005</text:p>
          </table:table-cell>
          <table:table-cell office:value-type="string" calcext:value-type="string">
            <text:p>0.9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39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53248007" calcext:value-type="float">
            <text:p>0,053248007</text:p>
          </table:table-cell>
          <table:table-cell office:value-type="string" calcext:value-type="string">
            <text:p>0.946752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01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5734401" calcext:value-type="float">
            <text:p>0,05734401</text:p>
          </table:table-cell>
          <table:table-cell office:value-type="string" calcext:value-type="string">
            <text:p>0.94265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60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6144001" calcext:value-type="float">
            <text:p>0,06144001</text:p>
          </table:table-cell>
          <table:table-cell office:value-type="string" calcext:value-type="string">
            <text:p>0.93856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83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6553601" calcext:value-type="float">
            <text:p>0,06553601</text:p>
          </table:table-cell>
          <table:table-cell office:value-type="string" calcext:value-type="string">
            <text:p>0.934464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91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6963201" calcext:value-type="float">
            <text:p>0,06963201</text:p>
          </table:table-cell>
          <table:table-cell office:value-type="string" calcext:value-type="string">
            <text:p>0.93036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331.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7372801" calcext:value-type="float">
            <text:p>0,07372801</text:p>
          </table:table-cell>
          <table:table-cell office:value-type="string" calcext:value-type="string">
            <text:p>0.9262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01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7782401" calcext:value-type="float">
            <text:p>0,07782401</text:p>
          </table:table-cell>
          <table:table-cell office:value-type="string" calcext:value-type="string">
            <text:p>0.922176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70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8192001" calcext:value-type="float">
            <text:p>0,08192001</text:p>
          </table:table-cell>
          <table:table-cell office:value-type="string" calcext:value-type="string">
            <text:p>0.9180805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85.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86016014" calcext:value-type="float">
            <text:p>0,086016014</text:p>
          </table:table-cell>
          <table:table-cell office:value-type="string" calcext:value-type="string">
            <text:p>0.91398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145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90112016" calcext:value-type="float">
            <text:p>0,090112016</text:p>
          </table:table-cell>
          <table:table-cell office:value-type="string" calcext:value-type="string">
            <text:p>0.90988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07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9420802" calcext:value-type="float">
            <text:p>0,09420802</text:p>
          </table:table-cell>
          <table:table-cell office:value-type="string" calcext:value-type="string">
            <text:p>0.905792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27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09830402" calcext:value-type="float">
            <text:p>0,09830402</text:p>
          </table:table-cell>
          <table:table-cell office:value-type="string" calcext:value-type="string">
            <text:p>0.90169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73.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0240002" calcext:value-type="float">
            <text:p>0,10240002</text:p>
          </table:table-cell>
          <table:table-cell office:value-type="string" calcext:value-type="string">
            <text:p>0.89760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58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0649602" calcext:value-type="float">
            <text:p>0,10649602</text:p>
          </table:table-cell>
          <table:table-cell office:value-type="string" calcext:value-type="string">
            <text:p>0.89350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48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1059202" calcext:value-type="float">
            <text:p>0,11059202</text:p>
          </table:table-cell>
          <table:table-cell office:value-type="string" calcext:value-type="string">
            <text:p>0.889408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938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14688024" calcext:value-type="float">
            <text:p>0,114688024</text:p>
          </table:table-cell>
          <table:table-cell office:value-type="string" calcext:value-type="string">
            <text:p>0.88531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98.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18784025" calcext:value-type="float">
            <text:p>0,118784025</text:p>
          </table:table-cell>
          <table:table-cell office:value-type="string" calcext:value-type="string">
            <text:p>0.881216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79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2288003" calcext:value-type="float">
            <text:p>0,12288003</text:p>
          </table:table-cell>
          <table:table-cell office:value-type="string" calcext:value-type="string">
            <text:p>0.877120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31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2697603" calcext:value-type="float">
            <text:p>0,12697603</text:p>
          </table:table-cell>
          <table:table-cell office:value-type="string" calcext:value-type="string">
            <text:p>0.87302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75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3107203" calcext:value-type="float">
            <text:p>0,13107203</text:p>
          </table:table-cell>
          <table:table-cell office:value-type="string" calcext:value-type="string">
            <text:p>0.868928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99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3516803" calcext:value-type="float">
            <text:p>0,13516803</text:p>
          </table:table-cell>
          <table:table-cell office:value-type="string" calcext:value-type="string">
            <text:p>0.864832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12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3926403" calcext:value-type="float">
            <text:p>0,13926403</text:p>
          </table:table-cell>
          <table:table-cell office:value-type="string" calcext:value-type="string">
            <text:p>0.8607369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83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4336003" calcext:value-type="float">
            <text:p>0,14336003</text:p>
          </table:table-cell>
          <table:table-cell office:value-type="string" calcext:value-type="string">
            <text:p>0.8566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40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4745604" calcext:value-type="float">
            <text:p>0,14745604</text:p>
          </table:table-cell>
          <table:table-cell office:value-type="string" calcext:value-type="string">
            <text:p>0.852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94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5155204" calcext:value-type="float">
            <text:p>0,15155204</text:p>
          </table:table-cell>
          <table:table-cell office:value-type="string" calcext:value-type="string">
            <text:p>0.848449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31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5564804" calcext:value-type="float">
            <text:p>0,15564804</text:p>
          </table:table-cell>
          <table:table-cell office:value-type="string" calcext:value-type="string">
            <text:p>0.8443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46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5974404" calcext:value-type="float">
            <text:p>0,15974404</text:p>
          </table:table-cell>
          <table:table-cell office:value-type="string" calcext:value-type="string">
            <text:p>0.840257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13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6384004" calcext:value-type="float">
            <text:p>0,16384004</text:p>
          </table:table-cell>
          <table:table-cell office:value-type="string" calcext:value-type="string">
            <text:p>0.83616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90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6793604" calcext:value-type="float">
            <text:p>0,16793604</text:p>
          </table:table-cell>
          <table:table-cell office:value-type="string" calcext:value-type="string">
            <text:p>0.832065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22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7203204" calcext:value-type="float">
            <text:p>0,17203204</text:p>
          </table:table-cell>
          <table:table-cell office:value-type="string" calcext:value-type="string">
            <text:p>0.827969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169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7612804" calcext:value-type="float">
            <text:p>0,17612804</text:p>
          </table:table-cell>
          <table:table-cell office:value-type="string" calcext:value-type="string">
            <text:p>0.8238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75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8022405" calcext:value-type="float">
            <text:p>0,18022405</text:p>
          </table:table-cell>
          <table:table-cell office:value-type="string" calcext:value-type="string">
            <text:p>0.81977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423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8432005" calcext:value-type="float">
            <text:p>0,18432005</text:p>
          </table:table-cell>
          <table:table-cell office:value-type="string" calcext:value-type="string">
            <text:p>0.81568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84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8841605" calcext:value-type="float">
            <text:p>0,18841605</text:p>
          </table:table-cell>
          <table:table-cell office:value-type="string" calcext:value-type="string">
            <text:p>0.81158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75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9251205" calcext:value-type="float">
            <text:p>0,19251205</text:p>
          </table:table-cell>
          <table:table-cell office:value-type="string" calcext:value-type="string">
            <text:p>0.80748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20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19660805" calcext:value-type="float">
            <text:p>0,19660805</text:p>
          </table:table-cell>
          <table:table-cell office:value-type="string" calcext:value-type="string">
            <text:p>0.80339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15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0070405" calcext:value-type="float">
            <text:p>0,20070405</text:p>
          </table:table-cell>
          <table:table-cell office:value-type="string" calcext:value-type="string">
            <text:p>0.79929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059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0480005" calcext:value-type="float">
            <text:p>0,20480005</text:p>
          </table:table-cell>
          <table:table-cell office:value-type="string" calcext:value-type="string">
            <text:p>0.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97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0889606" calcext:value-type="float">
            <text:p>0,20889606</text:p>
          </table:table-cell>
          <table:table-cell office:value-type="string" calcext:value-type="string">
            <text:p>0.79110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22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1299206" calcext:value-type="float">
            <text:p>0,21299206</text:p>
          </table:table-cell>
          <table:table-cell office:value-type="string" calcext:value-type="string">
            <text:p>0.787009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72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1708806" calcext:value-type="float">
            <text:p>0,21708806</text:p>
          </table:table-cell>
          <table:table-cell office:value-type="string" calcext:value-type="string">
            <text:p>0.7829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73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2118406" calcext:value-type="float">
            <text:p>0,22118406</text:p>
          </table:table-cell>
          <table:table-cell office:value-type="string" calcext:value-type="string">
            <text:p>0.778817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29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2528006" calcext:value-type="float">
            <text:p>0,22528006</text:p>
          </table:table-cell>
          <table:table-cell office:value-type="string" calcext:value-type="string">
            <text:p>0.774721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12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2937606" calcext:value-type="float">
            <text:p>0,22937606</text:p>
          </table:table-cell>
          <table:table-cell office:value-type="string" calcext:value-type="string">
            <text:p>0.770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63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3347206" calcext:value-type="float">
            <text:p>0,23347206</text:p>
          </table:table-cell>
          <table:table-cell office:value-type="string" calcext:value-type="string">
            <text:p>0.76652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51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3756807" calcext:value-type="float">
            <text:p>0,23756807</text:p>
          </table:table-cell>
          <table:table-cell office:value-type="string" calcext:value-type="string">
            <text:p>0.762433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14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4166407" calcext:value-type="float">
            <text:p>0,24166407</text:p>
          </table:table-cell>
          <table:table-cell office:value-type="string" calcext:value-type="string">
            <text:p>0.75833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96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4576007" calcext:value-type="float">
            <text:p>0,24576007</text:p>
          </table:table-cell>
          <table:table-cell office:value-type="string" calcext:value-type="string">
            <text:p>0.75424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91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4985607" calcext:value-type="float">
            <text:p>0,24985607</text:p>
          </table:table-cell>
          <table:table-cell office:value-type="string" calcext:value-type="string">
            <text:p>0.750145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34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5395206" calcext:value-type="float">
            <text:p>0,25395206</text:p>
          </table:table-cell>
          <table:table-cell office:value-type="string" calcext:value-type="string">
            <text:p>0.746049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54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5804806" calcext:value-type="float">
            <text:p>0,25804806</text:p>
          </table:table-cell>
          <table:table-cell office:value-type="string" calcext:value-type="string">
            <text:p>0.7419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90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6214406" calcext:value-type="float">
            <text:p>0,26214406</text:p>
          </table:table-cell>
          <table:table-cell office:value-type="string" calcext:value-type="string">
            <text:p>0.737857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58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6624006" calcext:value-type="float">
            <text:p>0,26624006</text:p>
          </table:table-cell>
          <table:table-cell office:value-type="string" calcext:value-type="string">
            <text:p>0.733761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96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7033606" calcext:value-type="float">
            <text:p>0,27033606</text:p>
          </table:table-cell>
          <table:table-cell office:value-type="string" calcext:value-type="string">
            <text:p>0.729665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19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7443206" calcext:value-type="float">
            <text:p>0,27443206</text:p>
          </table:table-cell>
          <table:table-cell office:value-type="string" calcext:value-type="string">
            <text:p>0.725569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57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7852806" calcext:value-type="float">
            <text:p>0,27852806</text:p>
          </table:table-cell>
          <table:table-cell office:value-type="string" calcext:value-type="string">
            <text:p>0.7214739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42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8262407" calcext:value-type="float">
            <text:p>0,28262407</text:p>
          </table:table-cell>
          <table:table-cell office:value-type="string" calcext:value-type="string">
            <text:p>0.717377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04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8672007" calcext:value-type="float">
            <text:p>0,28672007</text:p>
          </table:table-cell>
          <table:table-cell office:value-type="string" calcext:value-type="string">
            <text:p>0.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89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9081607" calcext:value-type="float">
            <text:p>0,29081607</text:p>
          </table:table-cell>
          <table:table-cell office:value-type="string" calcext:value-type="string">
            <text:p>0.7091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35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9491207" calcext:value-type="float">
            <text:p>0,29491207</text:p>
          </table:table-cell>
          <table:table-cell office:value-type="string" calcext:value-type="string">
            <text:p>0.705090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24.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29900807" calcext:value-type="float">
            <text:p>0,29900807</text:p>
          </table:table-cell>
          <table:table-cell office:value-type="string" calcext:value-type="string">
            <text:p>0.70099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85.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0310407" calcext:value-type="float">
            <text:p>0,30310407</text:p>
          </table:table-cell>
          <table:table-cell office:value-type="string" calcext:value-type="string">
            <text:p>0.696898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81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0720007" calcext:value-type="float">
            <text:p>0,30720007</text:p>
          </table:table-cell>
          <table:table-cell office:value-type="string" calcext:value-type="string">
            <text:p>0.692802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50.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1129608" calcext:value-type="float">
            <text:p>0,31129608</text:p>
          </table:table-cell>
          <table:table-cell office:value-type="string" calcext:value-type="string">
            <text:p>0.688706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41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1539208" calcext:value-type="float">
            <text:p>0,31539208</text:p>
          </table:table-cell>
          <table:table-cell office:value-type="string" calcext:value-type="string">
            <text:p>0.684610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33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1948808" calcext:value-type="float">
            <text:p>0,31948808</text:p>
          </table:table-cell>
          <table:table-cell office:value-type="string" calcext:value-type="string">
            <text:p>0.6805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304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2358408" calcext:value-type="float">
            <text:p>0,32358408</text:p>
          </table:table-cell>
          <table:table-cell office:value-type="string" calcext:value-type="string">
            <text:p>0.676418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31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2768008" calcext:value-type="float">
            <text:p>0,32768008</text:p>
          </table:table-cell>
          <table:table-cell office:value-type="string" calcext:value-type="string">
            <text:p>0.67232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129.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3177608" calcext:value-type="float">
            <text:p>0,33177608</text:p>
          </table:table-cell>
          <table:table-cell office:value-type="string" calcext:value-type="string">
            <text:p>0.668226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67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3587208" calcext:value-type="float">
            <text:p>0,33587208</text:p>
          </table:table-cell>
          <table:table-cell office:value-type="string" calcext:value-type="string">
            <text:p>0.664130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39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399681" calcext:value-type="float">
            <text:p>0,3399681</text:p>
          </table:table-cell>
          <table:table-cell office:value-type="string" calcext:value-type="string">
            <text:p>0.660034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48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440641" calcext:value-type="float">
            <text:p>0,3440641</text:p>
          </table:table-cell>
          <table:table-cell office:value-type="string" calcext:value-type="string">
            <text:p>0.65593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97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481601" calcext:value-type="float">
            <text:p>0,3481601</text:p>
          </table:table-cell>
          <table:table-cell office:value-type="string" calcext:value-type="string">
            <text:p>0.65184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70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522561" calcext:value-type="float">
            <text:p>0,3522561</text:p>
          </table:table-cell>
          <table:table-cell office:value-type="string" calcext:value-type="string">
            <text:p>0.647746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73.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563521" calcext:value-type="float">
            <text:p>0,3563521</text:p>
          </table:table-cell>
          <table:table-cell office:value-type="string" calcext:value-type="string">
            <text:p>0.64365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867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604481" calcext:value-type="float">
            <text:p>0,3604481</text:p>
          </table:table-cell>
          <table:table-cell office:value-type="string" calcext:value-type="string">
            <text:p>0.6395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94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645441" calcext:value-type="float">
            <text:p>0,3645441</text:p>
          </table:table-cell>
          <table:table-cell office:value-type="string" calcext:value-type="string">
            <text:p>0.63545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76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686401" calcext:value-type="float">
            <text:p>0,3686401</text:p>
          </table:table-cell>
          <table:table-cell office:value-type="string" calcext:value-type="string">
            <text:p>0.6313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24.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727361" calcext:value-type="float">
            <text:p>0,3727361</text:p>
          </table:table-cell>
          <table:table-cell office:value-type="string" calcext:value-type="string">
            <text:p>0.627266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31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768321" calcext:value-type="float">
            <text:p>0,3768321</text:p>
          </table:table-cell>
          <table:table-cell office:value-type="string" calcext:value-type="string">
            <text:p>0.62317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75.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809281" calcext:value-type="float">
            <text:p>0,3809281</text:p>
          </table:table-cell>
          <table:table-cell office:value-type="string" calcext:value-type="string">
            <text:p>0.619074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15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850241" calcext:value-type="float">
            <text:p>0,3850241</text:p>
          </table:table-cell>
          <table:table-cell office:value-type="string" calcext:value-type="string">
            <text:p>0.61497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76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891201" calcext:value-type="float">
            <text:p>0,3891201</text:p>
          </table:table-cell>
          <table:table-cell office:value-type="string" calcext:value-type="string">
            <text:p>0.6108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78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932161" calcext:value-type="float">
            <text:p>0,3932161</text:p>
          </table:table-cell>
          <table:table-cell office:value-type="string" calcext:value-type="string">
            <text:p>0.60678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85.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3973121" calcext:value-type="float">
            <text:p>0,3973121</text:p>
          </table:table-cell>
          <table:table-cell office:value-type="string" calcext:value-type="string">
            <text:p>0.602690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65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014081" calcext:value-type="float">
            <text:p>0,4014081</text:p>
          </table:table-cell>
          <table:table-cell office:value-type="string" calcext:value-type="string">
            <text:p>0.598594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04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055041" calcext:value-type="float">
            <text:p>0,4055041</text:p>
          </table:table-cell>
          <table:table-cell office:value-type="string" calcext:value-type="string">
            <text:p>0.594498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33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096001" calcext:value-type="float">
            <text:p>0,4096001</text:p>
          </table:table-cell>
          <table:table-cell office:value-type="string" calcext:value-type="string">
            <text:p>0.590402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24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136961" calcext:value-type="float">
            <text:p>0,4136961</text:p>
          </table:table-cell>
          <table:table-cell office:value-type="string" calcext:value-type="string">
            <text:p>0.586306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26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177921" calcext:value-type="float">
            <text:p>0,4177921</text:p>
          </table:table-cell>
          <table:table-cell office:value-type="string" calcext:value-type="string">
            <text:p>0.582210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21.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218881" calcext:value-type="float">
            <text:p>0,4218881</text:p>
          </table:table-cell>
          <table:table-cell office:value-type="string" calcext:value-type="string">
            <text:p>0.57811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02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259841" calcext:value-type="float">
            <text:p>0,4259841</text:p>
          </table:table-cell>
          <table:table-cell office:value-type="string" calcext:value-type="string">
            <text:p>0.574018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93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3008012" calcext:value-type="float">
            <text:p>0,43008012</text:p>
          </table:table-cell>
          <table:table-cell office:value-type="string" calcext:value-type="string">
            <text:p>0.5699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80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3417612" calcext:value-type="float">
            <text:p>0,43417612</text:p>
          </table:table-cell>
          <table:table-cell office:value-type="string" calcext:value-type="string">
            <text:p>0.565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55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3827212" calcext:value-type="float">
            <text:p>0,43827212</text:p>
          </table:table-cell>
          <table:table-cell office:value-type="string" calcext:value-type="string">
            <text:p>0.561731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04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4236812" calcext:value-type="float">
            <text:p>0,44236812</text:p>
          </table:table-cell>
          <table:table-cell office:value-type="string" calcext:value-type="string">
            <text:p>0.557635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67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4646412" calcext:value-type="float">
            <text:p>0,44646412</text:p>
          </table:table-cell>
          <table:table-cell office:value-type="string" calcext:value-type="string">
            <text:p>0.553539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28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5056012" calcext:value-type="float">
            <text:p>0,45056012</text:p>
          </table:table-cell>
          <table:table-cell office:value-type="string" calcext:value-type="string">
            <text:p>0.54944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55.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5465612" calcext:value-type="float">
            <text:p>0,45465612</text:p>
          </table:table-cell>
          <table:table-cell office:value-type="string" calcext:value-type="string">
            <text:p>0.545347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81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5875213" calcext:value-type="float">
            <text:p>0,45875213</text:p>
          </table:table-cell>
          <table:table-cell office:value-type="string" calcext:value-type="string">
            <text:p>0.54125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47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6284813" calcext:value-type="float">
            <text:p>0,46284813</text:p>
          </table:table-cell>
          <table:table-cell office:value-type="string" calcext:value-type="string">
            <text:p>0.537155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359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6694413" calcext:value-type="float">
            <text:p>0,46694413</text:p>
          </table:table-cell>
          <table:table-cell office:value-type="string" calcext:value-type="string">
            <text:p>0.533059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14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7104013" calcext:value-type="float">
            <text:p>0,47104013</text:p>
          </table:table-cell>
          <table:table-cell office:value-type="string" calcext:value-type="string">
            <text:p>0.528963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23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7513613" calcext:value-type="float">
            <text:p>0,47513613</text:p>
          </table:table-cell>
          <table:table-cell office:value-type="string" calcext:value-type="string">
            <text:p>0.52486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644.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7923213" calcext:value-type="float">
            <text:p>0,47923213</text:p>
          </table:table-cell>
          <table:table-cell office:value-type="string" calcext:value-type="string">
            <text:p>0.52077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79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8332813" calcext:value-type="float">
            <text:p>0,48332813</text:p>
          </table:table-cell>
          <table:table-cell office:value-type="string" calcext:value-type="string">
            <text:p>0.51667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039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8742414" calcext:value-type="float">
            <text:p>0,48742414</text:p>
          </table:table-cell>
          <table:table-cell office:value-type="string" calcext:value-type="string">
            <text:p>0.5125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466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9152014" calcext:value-type="float">
            <text:p>0,49152014</text:p>
          </table:table-cell>
          <table:table-cell office:value-type="string" calcext:value-type="string">
            <text:p>0.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064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9561614" calcext:value-type="float">
            <text:p>0,49561614</text:p>
          </table:table-cell>
          <table:table-cell office:value-type="string" calcext:value-type="string">
            <text:p>0.50438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82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49971214" calcext:value-type="float">
            <text:p>0,49971214</text:p>
          </table:table-cell>
          <table:table-cell office:value-type="string" calcext:value-type="string">
            <text:p>0.500291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809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0380814" calcext:value-type="float">
            <text:p>0,50380814</text:p>
          </table:table-cell>
          <table:table-cell office:value-type="string" calcext:value-type="string">
            <text:p>0.496195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06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079041" calcext:value-type="float">
            <text:p>0,5079041</text:p>
          </table:table-cell>
          <table:table-cell office:value-type="string" calcext:value-type="string">
            <text:p>0.49209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73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120001" calcext:value-type="float">
            <text:p>0,5120001</text:p>
          </table:table-cell>
          <table:table-cell office:value-type="string" calcext:value-type="string">
            <text:p>0.48800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866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1609606" calcext:value-type="float">
            <text:p>0,51609606</text:p>
          </table:table-cell>
          <table:table-cell office:value-type="string" calcext:value-type="string">
            <text:p>0.483907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527.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20192" calcext:value-type="float">
            <text:p>0,520192</text:p>
          </table:table-cell>
          <table:table-cell office:value-type="string" calcext:value-type="string">
            <text:p>0.479811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35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24288" calcext:value-type="float">
            <text:p>0,524288</text:p>
          </table:table-cell>
          <table:table-cell office:value-type="string" calcext:value-type="string">
            <text:p>0.475715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66.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28384" calcext:value-type="float">
            <text:p>0,528384</text:p>
          </table:table-cell>
          <table:table-cell office:value-type="string" calcext:value-type="string">
            <text:p>0.47161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12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3247994" calcext:value-type="float">
            <text:p>0,53247994</text:p>
          </table:table-cell>
          <table:table-cell office:value-type="string" calcext:value-type="string">
            <text:p>0.46752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144.0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365759" calcext:value-type="float">
            <text:p>0,5365759</text:p>
          </table:table-cell>
          <table:table-cell office:value-type="string" calcext:value-type="string">
            <text:p>0.46342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55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406719" calcext:value-type="float">
            <text:p>0,5406719</text:p>
          </table:table-cell>
          <table:table-cell office:value-type="string" calcext:value-type="string">
            <text:p>0.45933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44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4476786" calcext:value-type="float">
            <text:p>0,54476786</text:p>
          </table:table-cell>
          <table:table-cell office:value-type="string" calcext:value-type="string">
            <text:p>0.45523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02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488638" calcext:value-type="float">
            <text:p>0,5488638</text:p>
          </table:table-cell>
          <table:table-cell office:value-type="string" calcext:value-type="string">
            <text:p>0.451139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88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529598" calcext:value-type="float">
            <text:p>0,5529598</text:p>
          </table:table-cell>
          <table:table-cell office:value-type="string" calcext:value-type="string">
            <text:p>0.447043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82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570558" calcext:value-type="float">
            <text:p>0,5570558</text:p>
          </table:table-cell>
          <table:table-cell office:value-type="string" calcext:value-type="string">
            <text:p>0.44294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35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6115174" calcext:value-type="float">
            <text:p>0,56115174</text:p>
          </table:table-cell>
          <table:table-cell office:value-type="string" calcext:value-type="string">
            <text:p>0.43885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83.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652477" calcext:value-type="float">
            <text:p>0,5652477</text:p>
          </table:table-cell>
          <table:table-cell office:value-type="string" calcext:value-type="string">
            <text:p>0.43475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91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693437" calcext:value-type="float">
            <text:p>0,5693437</text:p>
          </table:table-cell>
          <table:table-cell office:value-type="string" calcext:value-type="string">
            <text:p>0.43065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723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7343966" calcext:value-type="float">
            <text:p>0,57343966</text:p>
          </table:table-cell>
          <table:table-cell office:value-type="string" calcext:value-type="string">
            <text:p>0.426563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97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775356" calcext:value-type="float">
            <text:p>0,5775356</text:p>
          </table:table-cell>
          <table:table-cell office:value-type="string" calcext:value-type="string">
            <text:p>0.42246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59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816316" calcext:value-type="float">
            <text:p>0,5816316</text:p>
          </table:table-cell>
          <table:table-cell office:value-type="string" calcext:value-type="string">
            <text:p>0.418371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55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857276" calcext:value-type="float">
            <text:p>0,5857276</text:p>
          </table:table-cell>
          <table:table-cell office:value-type="string" calcext:value-type="string">
            <text:p>0.41427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15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8982354" calcext:value-type="float">
            <text:p>0,58982354</text:p>
          </table:table-cell>
          <table:table-cell office:value-type="string" calcext:value-type="string">
            <text:p>0.41017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95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939195" calcext:value-type="float">
            <text:p>0,5939195</text:p>
          </table:table-cell>
          <table:table-cell office:value-type="string" calcext:value-type="string">
            <text:p>0.40608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121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5980155" calcext:value-type="float">
            <text:p>0,5980155</text:p>
          </table:table-cell>
          <table:table-cell office:value-type="string" calcext:value-type="string">
            <text:p>0.40198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91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0211146" calcext:value-type="float">
            <text:p>0,60211146</text:p>
          </table:table-cell>
          <table:table-cell office:value-type="string" calcext:value-type="string">
            <text:p>0.39789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67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0620743" calcext:value-type="float">
            <text:p>0,60620743</text:p>
          </table:table-cell>
          <table:table-cell office:value-type="string" calcext:value-type="string">
            <text:p>0.393795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589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103034" calcext:value-type="float">
            <text:p>0,6103034</text:p>
          </table:table-cell>
          <table:table-cell office:value-type="string" calcext:value-type="string">
            <text:p>0.389699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61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143994" calcext:value-type="float">
            <text:p>0,6143994</text:p>
          </table:table-cell>
          <table:table-cell office:value-type="string" calcext:value-type="string">
            <text:p>0.38560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11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1849535" calcext:value-type="float">
            <text:p>0,61849535</text:p>
          </table:table-cell>
          <table:table-cell office:value-type="string" calcext:value-type="string">
            <text:p>0.38150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43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225913" calcext:value-type="float">
            <text:p>0,6225913</text:p>
          </table:table-cell>
          <table:table-cell office:value-type="string" calcext:value-type="string">
            <text:p>0.37741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140.0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266873" calcext:value-type="float">
            <text:p>0,6266873</text:p>
          </table:table-cell>
          <table:table-cell office:value-type="string" calcext:value-type="string">
            <text:p>0.37331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44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3078326" calcext:value-type="float">
            <text:p>0,63078326</text:p>
          </table:table-cell>
          <table:table-cell office:value-type="string" calcext:value-type="string">
            <text:p>0.36921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04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3487923" calcext:value-type="float">
            <text:p>0,63487923</text:p>
          </table:table-cell>
          <table:table-cell office:value-type="string" calcext:value-type="string">
            <text:p>0.365123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01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389752" calcext:value-type="float">
            <text:p>0,6389752</text:p>
          </table:table-cell>
          <table:table-cell office:value-type="string" calcext:value-type="string">
            <text:p>0.361027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48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430712" calcext:value-type="float">
            <text:p>0,6430712</text:p>
          </table:table-cell>
          <table:table-cell office:value-type="string" calcext:value-type="string">
            <text:p>0.35693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89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4716715" calcext:value-type="float">
            <text:p>0,64716715</text:p>
          </table:table-cell>
          <table:table-cell office:value-type="string" calcext:value-type="string">
            <text:p>0.35283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81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512631" calcext:value-type="float">
            <text:p>0,6512631</text:p>
          </table:table-cell>
          <table:table-cell office:value-type="string" calcext:value-type="string">
            <text:p>0.34873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77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553591" calcext:value-type="float">
            <text:p>0,6553591</text:p>
          </table:table-cell>
          <table:table-cell office:value-type="string" calcext:value-type="string">
            <text:p>0.34464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97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5945506" calcext:value-type="float">
            <text:p>0,65945506</text:p>
          </table:table-cell>
          <table:table-cell office:value-type="string" calcext:value-type="string">
            <text:p>0.3405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72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6355103" calcext:value-type="float">
            <text:p>0,66355103</text:p>
          </table:table-cell>
          <table:table-cell office:value-type="string" calcext:value-type="string">
            <text:p>0.33645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69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67647" calcext:value-type="float">
            <text:p>0,667647</text:p>
          </table:table-cell>
          <table:table-cell office:value-type="string" calcext:value-type="string">
            <text:p>0.33235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56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71743" calcext:value-type="float">
            <text:p>0,671743</text:p>
          </table:table-cell>
          <table:table-cell office:value-type="string" calcext:value-type="string">
            <text:p>0.32825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52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7583895" calcext:value-type="float">
            <text:p>0,67583895</text:p>
          </table:table-cell>
          <table:table-cell office:value-type="string" calcext:value-type="string">
            <text:p>0.32416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06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799349" calcext:value-type="float">
            <text:p>0,6799349</text:p>
          </table:table-cell>
          <table:table-cell office:value-type="string" calcext:value-type="string">
            <text:p>0.32006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68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840309" calcext:value-type="float">
            <text:p>0,6840309</text:p>
          </table:table-cell>
          <table:table-cell office:value-type="string" calcext:value-type="string">
            <text:p>0.31597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931.0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8812686" calcext:value-type="float">
            <text:p>0,68812686</text:p>
          </table:table-cell>
          <table:table-cell office:value-type="string" calcext:value-type="string">
            <text:p>0.31187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51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9222283" calcext:value-type="float">
            <text:p>0,69222283</text:p>
          </table:table-cell>
          <table:table-cell office:value-type="string" calcext:value-type="string">
            <text:p>0.3077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93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6963188" calcext:value-type="float">
            <text:p>0,6963188</text:p>
          </table:table-cell>
          <table:table-cell office:value-type="string" calcext:value-type="string">
            <text:p>0.3036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33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004148" calcext:value-type="float">
            <text:p>0,7004148</text:p>
          </table:table-cell>
          <table:table-cell office:value-type="string" calcext:value-type="string">
            <text:p>0.29958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82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0451075" calcext:value-type="float">
            <text:p>0,70451075</text:p>
          </table:table-cell>
          <table:table-cell office:value-type="string" calcext:value-type="string">
            <text:p>0.29549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490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086067" calcext:value-type="float">
            <text:p>0,7086067</text:p>
          </table:table-cell>
          <table:table-cell office:value-type="string" calcext:value-type="string">
            <text:p>0.29139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158.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127027" calcext:value-type="float">
            <text:p>0,7127027</text:p>
          </table:table-cell>
          <table:table-cell office:value-type="string" calcext:value-type="string">
            <text:p>0.28729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36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1679866" calcext:value-type="float">
            <text:p>0,71679866</text:p>
          </table:table-cell>
          <table:table-cell office:value-type="string" calcext:value-type="string">
            <text:p>0.28320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81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2089463" calcext:value-type="float">
            <text:p>0,72089463</text:p>
          </table:table-cell>
          <table:table-cell office:value-type="string" calcext:value-type="string">
            <text:p>0.27910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07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249906" calcext:value-type="float">
            <text:p>0,7249906</text:p>
          </table:table-cell>
          <table:table-cell office:value-type="string" calcext:value-type="string">
            <text:p>0.2750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72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290866" calcext:value-type="float">
            <text:p>0,7290866</text:p>
          </table:table-cell>
          <table:table-cell office:value-type="string" calcext:value-type="string">
            <text:p>0.27091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91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3318255" calcext:value-type="float">
            <text:p>0,73318255</text:p>
          </table:table-cell>
          <table:table-cell office:value-type="string" calcext:value-type="string">
            <text:p>0.26681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86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372785" calcext:value-type="float">
            <text:p>0,7372785</text:p>
          </table:table-cell>
          <table:table-cell office:value-type="string" calcext:value-type="string">
            <text:p>0.26272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52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413745" calcext:value-type="float">
            <text:p>0,7413745</text:p>
          </table:table-cell>
          <table:table-cell office:value-type="string" calcext:value-type="string">
            <text:p>0.25862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25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4547046" calcext:value-type="float">
            <text:p>0,74547046</text:p>
          </table:table-cell>
          <table:table-cell office:value-type="string" calcext:value-type="string">
            <text:p>0.25453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92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4956644" calcext:value-type="float">
            <text:p>0,74956644</text:p>
          </table:table-cell>
          <table:table-cell office:value-type="string" calcext:value-type="string">
            <text:p>0.25043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807.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536624" calcext:value-type="float">
            <text:p>0,7536624</text:p>
          </table:table-cell>
          <table:table-cell office:value-type="string" calcext:value-type="string">
            <text:p>0.246339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602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577584" calcext:value-type="float">
            <text:p>0,7577584</text:p>
          </table:table-cell>
          <table:table-cell office:value-type="string" calcext:value-type="string">
            <text:p>0.242243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625.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6185435" calcext:value-type="float">
            <text:p>0,76185435</text:p>
          </table:table-cell>
          <table:table-cell office:value-type="string" calcext:value-type="string">
            <text:p>0.23814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891.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659503" calcext:value-type="float">
            <text:p>0,7659503</text:p>
          </table:table-cell>
          <table:table-cell office:value-type="string" calcext:value-type="string">
            <text:p>0.23405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364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700463" calcext:value-type="float">
            <text:p>0,7700463</text:p>
          </table:table-cell>
          <table:table-cell office:value-type="string" calcext:value-type="string">
            <text:p>0.22995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23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7414227" calcext:value-type="float">
            <text:p>0,77414227</text:p>
          </table:table-cell>
          <table:table-cell office:value-type="string" calcext:value-type="string">
            <text:p>0.22585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13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7823824" calcext:value-type="float">
            <text:p>0,77823824</text:p>
          </table:table-cell>
          <table:table-cell office:value-type="string" calcext:value-type="string">
            <text:p>0.22176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23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823342" calcext:value-type="float">
            <text:p>0,7823342</text:p>
          </table:table-cell>
          <table:table-cell office:value-type="string" calcext:value-type="string">
            <text:p>0.217667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25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864302" calcext:value-type="float">
            <text:p>0,7864302</text:p>
          </table:table-cell>
          <table:table-cell office:value-type="string" calcext:value-type="string">
            <text:p>0.213571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99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9052615" calcext:value-type="float">
            <text:p>0,79052615</text:p>
          </table:table-cell>
          <table:table-cell office:value-type="string" calcext:value-type="string">
            <text:p>0.209475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892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946221" calcext:value-type="float">
            <text:p>0,7946221</text:p>
          </table:table-cell>
          <table:table-cell office:value-type="string" calcext:value-type="string">
            <text:p>0.20537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600.0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7987181" calcext:value-type="float">
            <text:p>0,7987181</text:p>
          </table:table-cell>
          <table:table-cell office:value-type="string" calcext:value-type="string">
            <text:p>0.20128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093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0281407" calcext:value-type="float">
            <text:p>0,80281407</text:p>
          </table:table-cell>
          <table:table-cell office:value-type="string" calcext:value-type="string">
            <text:p>0.19718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813.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0691004" calcext:value-type="float">
            <text:p>0,80691004</text:p>
          </table:table-cell>
          <table:table-cell office:value-type="string" calcext:value-type="string">
            <text:p>0.19309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272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11006" calcext:value-type="float">
            <text:p>0,811006</text:p>
          </table:table-cell>
          <table:table-cell office:value-type="string" calcext:value-type="string">
            <text:p>0.188995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647.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15102" calcext:value-type="float">
            <text:p>0,815102</text:p>
          </table:table-cell>
          <table:table-cell office:value-type="string" calcext:value-type="string">
            <text:p>0.184899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23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1919795" calcext:value-type="float">
            <text:p>0,81919795</text:p>
          </table:table-cell>
          <table:table-cell office:value-type="string" calcext:value-type="string">
            <text:p>0.18080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00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232939" calcext:value-type="float">
            <text:p>0,8232939</text:p>
          </table:table-cell>
          <table:table-cell office:value-type="string" calcext:value-type="string">
            <text:p>0.17670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26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273899" calcext:value-type="float">
            <text:p>0,8273899</text:p>
          </table:table-cell>
          <table:table-cell office:value-type="string" calcext:value-type="string">
            <text:p>0.17261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22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3148587" calcext:value-type="float">
            <text:p>0,83148587</text:p>
          </table:table-cell>
          <table:table-cell office:value-type="string" calcext:value-type="string">
            <text:p>0.16851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65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3558184" calcext:value-type="float">
            <text:p>0,83558184</text:p>
          </table:table-cell>
          <table:table-cell office:value-type="string" calcext:value-type="string">
            <text:p>0.16441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973.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396778" calcext:value-type="float">
            <text:p>0,8396778</text:p>
          </table:table-cell>
          <table:table-cell office:value-type="string" calcext:value-type="string">
            <text:p>0.16032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499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437738" calcext:value-type="float">
            <text:p>0,8437738</text:p>
          </table:table-cell>
          <table:table-cell office:value-type="string" calcext:value-type="string">
            <text:p>0.156227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193.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4786975" calcext:value-type="float">
            <text:p>0,84786975</text:p>
          </table:table-cell>
          <table:table-cell office:value-type="string" calcext:value-type="string">
            <text:p>0.15213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334.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519657" calcext:value-type="float">
            <text:p>0,8519657</text:p>
          </table:table-cell>
          <table:table-cell office:value-type="string" calcext:value-type="string">
            <text:p>0.14803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924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560617" calcext:value-type="float">
            <text:p>0,8560617</text:p>
          </table:table-cell>
          <table:table-cell office:value-type="string" calcext:value-type="string">
            <text:p>0.14393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525.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6015767" calcext:value-type="float">
            <text:p>0,86015767</text:p>
          </table:table-cell>
          <table:table-cell office:value-type="string" calcext:value-type="string">
            <text:p>0.13984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45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6425364" calcext:value-type="float">
            <text:p>0,86425364</text:p>
          </table:table-cell>
          <table:table-cell office:value-type="string" calcext:value-type="string">
            <text:p>0.13574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483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683496" calcext:value-type="float">
            <text:p>0,8683496</text:p>
          </table:table-cell>
          <table:table-cell office:value-type="string" calcext:value-type="string">
            <text:p>0.131651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85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724456" calcext:value-type="float">
            <text:p>0,8724456</text:p>
          </table:table-cell>
          <table:table-cell office:value-type="string" calcext:value-type="string">
            <text:p>0.127555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69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7654155" calcext:value-type="float">
            <text:p>0,87654155</text:p>
          </table:table-cell>
          <table:table-cell office:value-type="string" calcext:value-type="string">
            <text:p>0.12345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961.0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806375" calcext:value-type="float">
            <text:p>0,8806375</text:p>
          </table:table-cell>
          <table:table-cell office:value-type="string" calcext:value-type="string">
            <text:p>0.11936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434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847335" calcext:value-type="float">
            <text:p>0,8847335</text:p>
          </table:table-cell>
          <table:table-cell office:value-type="string" calcext:value-type="string">
            <text:p>0.11526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08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8882947" calcext:value-type="float">
            <text:p>0,88882947</text:p>
          </table:table-cell>
          <table:table-cell office:value-type="string" calcext:value-type="string">
            <text:p>0.111171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040.0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9292544" calcext:value-type="float">
            <text:p>0,89292544</text:p>
          </table:table-cell>
          <table:table-cell office:value-type="string" calcext:value-type="string">
            <text:p>0.10707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219.0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8970214" calcext:value-type="float">
            <text:p>0,8970214</text:p>
          </table:table-cell>
          <table:table-cell office:value-type="string" calcext:value-type="string">
            <text:p>0.102979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87.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011174" calcext:value-type="float">
            <text:p>0,9011174</text:p>
          </table:table-cell>
          <table:table-cell office:value-type="string" calcext:value-type="string">
            <text:p>0.098883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456.0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0521336" calcext:value-type="float">
            <text:p>0,90521336</text:p>
          </table:table-cell>
          <table:table-cell office:value-type="string" calcext:value-type="string">
            <text:p>0.094787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29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093093" calcext:value-type="float">
            <text:p>0,9093093</text:p>
          </table:table-cell>
          <table:table-cell office:value-type="string" calcext:value-type="string">
            <text:p>0.090691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13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134053" calcext:value-type="float">
            <text:p>0,9134053</text:p>
          </table:table-cell>
          <table:table-cell office:value-type="string" calcext:value-type="string">
            <text:p>0.08659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827.0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175013" calcext:value-type="float">
            <text:p>0,9175013</text:p>
          </table:table-cell>
          <table:table-cell office:value-type="string" calcext:value-type="string">
            <text:p>0.0824993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887.0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2159724" calcext:value-type="float">
            <text:p>0,92159724</text:p>
          </table:table-cell>
          <table:table-cell office:value-type="string" calcext:value-type="string">
            <text:p>0.0784033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081.0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256932" calcext:value-type="float">
            <text:p>0,9256932</text:p>
          </table:table-cell>
          <table:table-cell office:value-type="string" calcext:value-type="string">
            <text:p>0.07430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06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297892" calcext:value-type="float">
            <text:p>0,9297892</text:p>
          </table:table-cell>
          <table:table-cell office:value-type="string" calcext:value-type="string">
            <text:p>0.070211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855.0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3388516" calcext:value-type="float">
            <text:p>0,93388516</text:p>
          </table:table-cell>
          <table:table-cell office:value-type="string" calcext:value-type="string">
            <text:p>0.066115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386.0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379811" calcext:value-type="float">
            <text:p>0,9379811</text:p>
          </table:table-cell>
          <table:table-cell office:value-type="string" calcext:value-type="string">
            <text:p>0.062019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302.0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420771" calcext:value-type="float">
            <text:p>0,9420771</text:p>
          </table:table-cell>
          <table:table-cell office:value-type="string" calcext:value-type="string">
            <text:p>0.0579233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502.0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461731" calcext:value-type="float">
            <text:p>0,9461731</text:p>
          </table:table-cell>
          <table:table-cell office:value-type="string" calcext:value-type="string">
            <text:p>0.0538273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35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5026904" calcext:value-type="float">
            <text:p>0,95026904</text:p>
          </table:table-cell>
          <table:table-cell office:value-type="string" calcext:value-type="string">
            <text:p>0.0497313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416.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54365" calcext:value-type="float">
            <text:p>0,954365</text:p>
          </table:table-cell>
          <table:table-cell office:value-type="string" calcext:value-type="string">
            <text:p>0.0456353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646.0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58461" calcext:value-type="float">
            <text:p>0,958461</text:p>
          </table:table-cell>
          <table:table-cell office:value-type="string" calcext:value-type="string">
            <text:p>0.04153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675.0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6255696" calcext:value-type="float">
            <text:p>0,96255696</text:p>
          </table:table-cell>
          <table:table-cell office:value-type="string" calcext:value-type="string">
            <text:p>0.03744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103.0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666529" calcext:value-type="float">
            <text:p>0,9666529</text:p>
          </table:table-cell>
          <table:table-cell office:value-type="string" calcext:value-type="string">
            <text:p>0.033347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827.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707489" calcext:value-type="float">
            <text:p>0,9707489</text:p>
          </table:table-cell>
          <table:table-cell office:value-type="string" calcext:value-type="string">
            <text:p>0.029251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679.0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748449" calcext:value-type="float">
            <text:p>0,9748449</text:p>
          </table:table-cell>
          <table:table-cell office:value-type="string" calcext:value-type="string">
            <text:p>0.02515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834.0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7894084" calcext:value-type="float">
            <text:p>0,97894084</text:p>
          </table:table-cell>
          <table:table-cell office:value-type="string" calcext:value-type="string">
            <text:p>0.02105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093.0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830368" calcext:value-type="float">
            <text:p>0,9830368</text:p>
          </table:table-cell>
          <table:table-cell office:value-type="string" calcext:value-type="string">
            <text:p>0.01696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308.0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871328" calcext:value-type="float">
            <text:p>0,9871328</text:p>
          </table:table-cell>
          <table:table-cell office:value-type="string" calcext:value-type="string">
            <text:p>0.0128673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57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9122876" calcext:value-type="float">
            <text:p>0,99122876</text:p>
          </table:table-cell>
          <table:table-cell office:value-type="string" calcext:value-type="string">
            <text:p>0.008771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095.0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9532473" calcext:value-type="float">
            <text:p>0,99532473</text:p>
          </table:table-cell>
          <table:table-cell office:value-type="string" calcext:value-type="string">
            <text:p>0.004675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958.0</text:p>
          </table:table-cell>
          <table:table-cell table:formula="of:=[.K245]" office:value-type="float" office:value="228.454545454545" calcext:value-type="float">
            <text:p>228,454545454545</text:p>
          </table:table-cell>
          <table:table-cell table:formula="of:=AVERAGE([.J234:.J244])" office:value-type="float" office:value="228.454545454545" calcext:value-type="float">
            <text:p>228,4545454545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float" office:value="0.9994207" calcext:value-type="float">
            <text:p>0,9994207</text:p>
          </table:table-cell>
          <table:table-cell office:value-type="string" calcext:value-type="string">
            <text:p>5.793115E-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826.0</text:p>
          </table:table-cell>
          <table:table-cell office:value-type="float" office:value="572" calcext:value-type="float">
            <text:p>5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-00-0000</text:date>, <text:time style:data-style-name="N2" text:time-value="16:36:23.1560248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2T17:44:27.255006094</dc:date>
    <meta:editing-duration>PT53M42S</meta:editing-duration>
    <meta:editing-cycles>3</meta:editing-cycles>
    <meta:generator>LibreOffice/6.4.5.2$Linux_X86_64 LibreOffice_project/40$Build-2</meta:generator>
    <meta:document-statistic meta:table-count="3" meta:cell-count="738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8.994cm" xlink:href=".." xlink:type="simple" chart:class="chart:scatter" chart:style-name="ch1">
        <chart:title svg:x="5.66cm" svg:y="0.315cm" chart:style-name="ch2">
          <text:p>Entrenamiento w=2000</text:p>
        </chart:title>
        <chart:subtitle svg:x="5.845cm" svg:y="1.273cm" chart:style-name="ch3">
          <text:p>Epocas / ponderaciones</text:p>
        </chart:subtitle>
        <chart:legend chart:legend-position="end" svg:x="12.497cm" svg:y="4.198cm" style:legend-expansion="high" chart:style-name="ch4"/>
        <chart:plot-area chart:style-name="ch5" table:cell-range-address="datos_250_2000_10_19.E2:datos_250_2000_10_19.E246 datos_250_2000_10_19.J2:datos_250_2000_10_19.J246" chart:data-source-has-labels="row" svg:x="1.331cm" svg:y="2.135cm" svg:width="10.846cm" svg:height="5.699cm">
          <chartooo:coordinate-region svg:x="2.138cm" svg:y="2.334cm" svg:width="9.799cm" svg:height="4.853cm"/>
          <chart:axis chart:dimension="x" chart:name="primary-x" chart:style-name="ch6">
            <chart:title svg:x="5.056cm" svg:y="8.013cm" chart:style-name="ch7">
              <text:p>Ponderaciones (pbest)</text:p>
            </chart:title>
          </chart:axis>
          <chart:axis chart:dimension="y" chart:name="primary-y" chart:style-name="ch6">
            <chart:title svg:x="0.451cm" svg:y="5.584cm" chart:style-name="ch8">
              <text:p>Epocas</text:p>
            </chart:title>
            <chart:grid chart:style-name="ch9" chart:class="major"/>
          </chart:axis>
          <chart:series chart:style-name="ch10" chart:values-cell-range-address="datos_250_2000_10_19.J2:datos_250_2000_10_19.J246" loext:label-string="entrenamiento" chart:class="chart:scatter">
            <chart:domain table:cell-range-address="datos_250_2000_10_19.E2:datos_250_2000_10_19.E246"/>
            <chart:data-point chart:repeated="2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ntren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250_2000_10_19.E2:datos_250_2000_10_19.E246</svg:desc>
                </draw:g>
              </table:table-cell>
              <table:table-cell office:value-type="float" office:value="43">
                <text:p>43</text:p>
                <draw:g>
                  <svg:desc>datos_250_2000_10_19.J2:datos_250_2000_10_19.J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96">
                <text:p>0.0040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192">
                <text:p>0.00819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288">
                <text:p>0.0122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84">
                <text:p>0.0163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8">
                <text:p>0.020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5999">
                <text:p>0.0245759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71999">
                <text:p>0.0286719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68">
                <text:p>0.03276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64">
                <text:p>0.03686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960003">
                <text:p>0.0409600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056004">
                <text:p>0.0450560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52005">
                <text:p>0.0491520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248007">
                <text:p>0.0532480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4401">
                <text:p>0.057344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44001">
                <text:p>0.061440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3601">
                <text:p>0.065536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3201">
                <text:p>0.069632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72801">
                <text:p>0.073728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2401">
                <text:p>0.077824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92001">
                <text:p>0.08192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016014">
                <text:p>0.0860160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112016">
                <text:p>0.0901120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20802">
                <text:p>0.094208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30402">
                <text:p>0.098304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40002">
                <text:p>0.102400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49602">
                <text:p>0.106496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059202">
                <text:p>0.110592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688024">
                <text:p>0.1146880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784025">
                <text:p>0.1187840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88003">
                <text:p>0.122880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7603">
                <text:p>0.126976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7203">
                <text:p>0.131072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16803">
                <text:p>0.135168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26403">
                <text:p>0.139264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6003">
                <text:p>0.143360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45604">
                <text:p>0.147456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5204">
                <text:p>0.151552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4804">
                <text:p>0.155648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74404">
                <text:p>0.159744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384004">
                <text:p>0.163840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93604">
                <text:p>0.167936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203204">
                <text:p>0.172032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612804">
                <text:p>0.176128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22405">
                <text:p>0.180224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432005">
                <text:p>0.184320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841605">
                <text:p>0.188416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51205">
                <text:p>0.1925120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0805">
                <text:p>0.196608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70405">
                <text:p>0.200704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80005">
                <text:p>0.204800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89606">
                <text:p>0.208896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99206">
                <text:p>0.212992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08806">
                <text:p>0.217088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8406">
                <text:p>0.221184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28006">
                <text:p>0.225280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37606">
                <text:p>0.229376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47206">
                <text:p>0.233472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56807">
                <text:p>0.237568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66407">
                <text:p>0.2416640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76007">
                <text:p>0.245760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85607">
                <text:p>0.249856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95206">
                <text:p>0.253952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4806">
                <text:p>0.258048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214406">
                <text:p>0.2621440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24006">
                <text:p>0.266240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033606">
                <text:p>0.270336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443206">
                <text:p>0.274432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852806">
                <text:p>0.278528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62407">
                <text:p>0.282624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2007">
                <text:p>0.2867200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081607">
                <text:p>0.290816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91207">
                <text:p>0.294912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00807">
                <text:p>0.299008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310407">
                <text:p>0.303104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20007">
                <text:p>0.307200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29608">
                <text:p>0.311296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539208">
                <text:p>0.315392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8808">
                <text:p>0.3194880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358408">
                <text:p>0.323584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68008">
                <text:p>0.327680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177608">
                <text:p>0.331776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87208">
                <text:p>0.335872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681">
                <text:p>0.33996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40641">
                <text:p>0.34406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81601">
                <text:p>0.34816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2561">
                <text:p>0.35225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3521">
                <text:p>0.35635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4481">
                <text:p>0.36044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45441">
                <text:p>0.36454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86401">
                <text:p>0.36864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7361">
                <text:p>0.37273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321">
                <text:p>0.376832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09281">
                <text:p>0.38092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0241">
                <text:p>0.38502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1201">
                <text:p>0.38912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2161">
                <text:p>0.39321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73121">
                <text:p>0.39731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14081">
                <text:p>0.40140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55041">
                <text:p>0.40550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6001">
                <text:p>0.40960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6961">
                <text:p>0.41369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77921">
                <text:p>0.41779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18881">
                <text:p>0.42188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59841">
                <text:p>0.42598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008012">
                <text:p>0.430080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17612">
                <text:p>0.434176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827212">
                <text:p>0.438272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36812">
                <text:p>0.442368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646412">
                <text:p>0.4464641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056012">
                <text:p>0.450560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465612">
                <text:p>0.454656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875213">
                <text:p>0.458752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284813">
                <text:p>0.462848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94413">
                <text:p>0.466944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104013">
                <text:p>0.471040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13613">
                <text:p>0.475136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23213">
                <text:p>0.479232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332813">
                <text:p>0.483328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2414">
                <text:p>0.487424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52014">
                <text:p>0.491520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561614">
                <text:p>0.495616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71214">
                <text:p>0.499712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380814">
                <text:p>0.503808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79041">
                <text:p>0.50790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20001">
                <text:p>0.51200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09606">
                <text:p>0.516096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92">
                <text:p>0.5201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4288">
                <text:p>0.5242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384">
                <text:p>0.5283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247994">
                <text:p>0.532479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5759">
                <text:p>0.53657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06719">
                <text:p>0.54067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76786">
                <text:p>0.5447678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8638">
                <text:p>0.54886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29598">
                <text:p>0.552959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70558">
                <text:p>0.55705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15174">
                <text:p>0.561151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2477">
                <text:p>0.56524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93437">
                <text:p>0.56934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43966">
                <text:p>0.573439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75356">
                <text:p>0.57753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16316">
                <text:p>0.58163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57276">
                <text:p>0.58572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82354">
                <text:p>0.589823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39195">
                <text:p>0.59391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0155">
                <text:p>0.59801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211146">
                <text:p>0.602111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620743">
                <text:p>0.606207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03034">
                <text:p>0.61030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3994">
                <text:p>0.614399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849535">
                <text:p>0.618495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25913">
                <text:p>0.62259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66873">
                <text:p>0.62668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078326">
                <text:p>0.630783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487923">
                <text:p>0.634879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89752">
                <text:p>0.63897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30712">
                <text:p>0.64307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716715">
                <text:p>0.647167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12631">
                <text:p>0.65126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53591">
                <text:p>0.65535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945506">
                <text:p>0.6594550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55103">
                <text:p>0.663551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7647">
                <text:p>0.6676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743">
                <text:p>0.6717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83895">
                <text:p>0.675838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99349">
                <text:p>0.67993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40309">
                <text:p>0.68403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812686">
                <text:p>0.688126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22283">
                <text:p>0.692222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3188">
                <text:p>0.69631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04148">
                <text:p>0.70041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451075">
                <text:p>0.704510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086067">
                <text:p>0.70860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27027">
                <text:p>0.71270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679866">
                <text:p>0.716798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089463">
                <text:p>0.720894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9906">
                <text:p>0.72499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90866">
                <text:p>0.729086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318255">
                <text:p>0.733182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72785">
                <text:p>0.73727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3745">
                <text:p>0.741374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47046">
                <text:p>0.745470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956644">
                <text:p>0.749566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6624">
                <text:p>0.75366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77584">
                <text:p>0.75775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185435">
                <text:p>0.761854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59503">
                <text:p>0.76595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0463">
                <text:p>0.77004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14227">
                <text:p>0.774142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823824">
                <text:p>0.778238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23342">
                <text:p>0.78233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64302">
                <text:p>0.78643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52615">
                <text:p>0.7905261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46221">
                <text:p>0.79462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87181">
                <text:p>0.79871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281407">
                <text:p>0.802814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691004">
                <text:p>0.806910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1006">
                <text:p>0.8110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102">
                <text:p>0.81510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919795">
                <text:p>0.819197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232939">
                <text:p>0.82329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73899">
                <text:p>0.82738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148587">
                <text:p>0.831485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558184">
                <text:p>0.8355818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6778">
                <text:p>0.83967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37738">
                <text:p>0.84377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86975">
                <text:p>0.847869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19657">
                <text:p>0.85196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560617">
                <text:p>0.85606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015767">
                <text:p>0.860157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425364">
                <text:p>0.864253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3496">
                <text:p>0.86834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24456">
                <text:p>0.87244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7654155">
                <text:p>0.876541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6375">
                <text:p>0.88063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47335">
                <text:p>0.88473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882947">
                <text:p>0.888829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9292544">
                <text:p>0.8929254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70214">
                <text:p>0.89702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1174">
                <text:p>0.90111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21336">
                <text:p>0.905213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93093">
                <text:p>0.90930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34053">
                <text:p>0.913405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75013">
                <text:p>0.91750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159724">
                <text:p>0.921597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56932">
                <text:p>0.92569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297892">
                <text:p>0.92978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88516">
                <text:p>0.933885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79811">
                <text:p>0.937981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20771">
                <text:p>0.942077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61731">
                <text:p>0.946173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026904">
                <text:p>0.9502690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54365">
                <text:p>0.9543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461">
                <text:p>0.95846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55696">
                <text:p>0.9625569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66529">
                <text:p>0.966652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07489">
                <text:p>0.97074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8449">
                <text:p>0.974844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894084">
                <text:p>0.9789408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830368">
                <text:p>0.98303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871328">
                <text:p>0.987132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22876">
                <text:p>0.9912287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32473">
                <text:p>0.9953247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4207">
                <text:p>0.9994207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55cm" svg:y="0.316cm" chart:style-name="ch2">
          <text:p>Entrenamiento w=4000</text:p>
        </chart:title>
        <chart:subtitle svg:x="6.051cm" svg:y="1.275cm" chart:style-name="ch3">
          <text:p>Epocas / ponderacion</text:p>
        </chart:subtitle>
        <chart:legend chart:legend-position="end" svg:x="12.486cm" svg:y="4.201cm" style:legend-expansion="high" chart:style-name="ch4"/>
        <chart:plot-area chart:style-name="ch5" table:cell-range-address="datos_250_4000_16_13.E2:datos_250_4000_16_13.E246 datos_250_4000_16_13.J2:datos_250_4000_16_13.J246" chart:data-source-has-labels="row" svg:x="1.331cm" svg:y="2.138cm" svg:width="10.835cm" svg:height="5.701cm">
          <chartooo:coordinate-region svg:x="2.138cm" svg:y="2.337cm" svg:width="9.788cm" svg:height="4.855cm"/>
          <chart:axis chart:dimension="x" chart:name="primary-x" chart:style-name="ch6">
            <chart:title svg:x="5.222cm" svg:y="8.019cm" chart:style-name="ch7">
              <text:p>Ponderacion (pbest)</text:p>
            </chart:title>
          </chart:axis>
          <chart:axis chart:dimension="y" chart:name="primary-y" chart:style-name="ch6">
            <chart:title svg:x="0.451cm" svg:y="5.588cm" chart:style-name="ch8">
              <text:p>Epocas</text:p>
            </chart:title>
            <chart:grid chart:style-name="ch9" chart:class="major"/>
          </chart:axis>
          <chart:series chart:style-name="ch10" chart:values-cell-range-address="datos_250_4000_16_13.J2:datos_250_4000_16_13.J246" loext:label-string="entrenamiento" chart:class="chart:scatter">
            <chart:domain table:cell-range-address="datos_250_4000_16_13.E2:datos_250_4000_16_13.E246"/>
            <chart:data-point chart:repeated="2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ntren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250_4000_16_13.E2:datos_250_4000_16_13.E246</svg:desc>
                </draw:g>
              </table:table-cell>
              <table:table-cell office:value-type="float" office:value="66">
                <text:p>66</text:p>
                <draw:g>
                  <svg:desc>datos_250_4000_16_13.J2:datos_250_4000_16_13.J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96">
                <text:p>0.0040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192">
                <text:p>0.0081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288">
                <text:p>0.01228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84">
                <text:p>0.0163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8">
                <text:p>0.020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5999">
                <text:p>0.02457599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71999">
                <text:p>0.02867199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68">
                <text:p>0.0327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64">
                <text:p>0.0368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960003">
                <text:p>0.0409600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056004">
                <text:p>0.0450560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52005">
                <text:p>0.0491520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248007">
                <text:p>0.0532480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4401">
                <text:p>0.057344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44001">
                <text:p>0.061440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3601">
                <text:p>0.065536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3201">
                <text:p>0.069632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72801">
                <text:p>0.073728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2401">
                <text:p>0.077824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92001">
                <text:p>0.081920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016014">
                <text:p>0.0860160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112016">
                <text:p>0.0901120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20802">
                <text:p>0.094208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30402">
                <text:p>0.098304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40002">
                <text:p>0.10240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49602">
                <text:p>0.106496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059202">
                <text:p>0.110592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688024">
                <text:p>0.1146880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784025">
                <text:p>0.1187840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88003">
                <text:p>0.122880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7603">
                <text:p>0.126976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7203">
                <text:p>0.1310720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16803">
                <text:p>0.1351680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26403">
                <text:p>0.1392640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6003">
                <text:p>0.1433600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45604">
                <text:p>0.147456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5204">
                <text:p>0.1515520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4804">
                <text:p>0.1556480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74404">
                <text:p>0.159744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384004">
                <text:p>0.163840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93604">
                <text:p>0.167936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203204">
                <text:p>0.172032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612804">
                <text:p>0.176128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22405">
                <text:p>0.180224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432005">
                <text:p>0.184320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841605">
                <text:p>0.188416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51205">
                <text:p>0.192512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0805">
                <text:p>0.196608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70405">
                <text:p>0.200704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80005">
                <text:p>0.204800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89606">
                <text:p>0.208896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99206">
                <text:p>0.212992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08806">
                <text:p>0.217088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8406">
                <text:p>0.221184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28006">
                <text:p>0.225280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37606">
                <text:p>0.229376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47206">
                <text:p>0.233472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56807">
                <text:p>0.237568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66407">
                <text:p>0.241664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76007">
                <text:p>0.2457600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85607">
                <text:p>0.249856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95206">
                <text:p>0.253952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4806">
                <text:p>0.258048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214406">
                <text:p>0.262144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24006">
                <text:p>0.266240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033606">
                <text:p>0.270336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443206">
                <text:p>0.274432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852806">
                <text:p>0.278528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62407">
                <text:p>0.282624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2007">
                <text:p>0.286720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081607">
                <text:p>0.290816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91207">
                <text:p>0.2949120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00807">
                <text:p>0.299008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310407">
                <text:p>0.303104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20007">
                <text:p>0.307200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29608">
                <text:p>0.311296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539208">
                <text:p>0.315392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8808">
                <text:p>0.319488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358408">
                <text:p>0.323584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68008">
                <text:p>0.327680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177608">
                <text:p>0.331776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87208">
                <text:p>0.335872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681">
                <text:p>0.339968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40641">
                <text:p>0.34406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81601">
                <text:p>0.348160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2561">
                <text:p>0.35225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3521">
                <text:p>0.356352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4481">
                <text:p>0.36044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45441">
                <text:p>0.36454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86401">
                <text:p>0.36864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7361">
                <text:p>0.37273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321">
                <text:p>0.37683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09281">
                <text:p>0.38092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0241">
                <text:p>0.38502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1201">
                <text:p>0.38912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2161">
                <text:p>0.39321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73121">
                <text:p>0.39731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14081">
                <text:p>0.40140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55041">
                <text:p>0.40550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6001">
                <text:p>0.40960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6961">
                <text:p>0.41369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77921">
                <text:p>0.41779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18881">
                <text:p>0.42188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59841">
                <text:p>0.42598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008012">
                <text:p>0.430080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17612">
                <text:p>0.434176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827212">
                <text:p>0.438272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36812">
                <text:p>0.442368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646412">
                <text:p>0.446464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056012">
                <text:p>0.450560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465612">
                <text:p>0.454656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875213">
                <text:p>0.458752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284813">
                <text:p>0.462848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94413">
                <text:p>0.466944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104013">
                <text:p>0.471040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13613">
                <text:p>0.475136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23213">
                <text:p>0.479232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332813">
                <text:p>0.483328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2414">
                <text:p>0.487424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52014">
                <text:p>0.491520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561614">
                <text:p>0.495616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71214">
                <text:p>0.499712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380814">
                <text:p>0.503808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79041">
                <text:p>0.50790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20001">
                <text:p>0.512000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09606">
                <text:p>0.516096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92">
                <text:p>0.5201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4288">
                <text:p>0.52428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384">
                <text:p>0.5283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247994">
                <text:p>0.532479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5759">
                <text:p>0.53657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06719">
                <text:p>0.54067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76786">
                <text:p>0.544767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8638">
                <text:p>0.54886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29598">
                <text:p>0.55295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70558">
                <text:p>0.55705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15174">
                <text:p>0.561151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2477">
                <text:p>0.56524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93437">
                <text:p>0.56934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43966">
                <text:p>0.573439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75356">
                <text:p>0.57753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16316">
                <text:p>0.58163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57276">
                <text:p>0.58572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82354">
                <text:p>0.5898235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39195">
                <text:p>0.59391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0155">
                <text:p>0.59801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211146">
                <text:p>0.602111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620743">
                <text:p>0.6062074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03034">
                <text:p>0.61030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3994">
                <text:p>0.61439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849535">
                <text:p>0.6184953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25913">
                <text:p>0.62259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66873">
                <text:p>0.62668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078326">
                <text:p>0.6307832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487923">
                <text:p>0.634879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89752">
                <text:p>0.63897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30712">
                <text:p>0.64307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716715">
                <text:p>0.6471671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12631">
                <text:p>0.65126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53591">
                <text:p>0.655359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945506">
                <text:p>0.659455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55103">
                <text:p>0.66355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7647">
                <text:p>0.66764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743">
                <text:p>0.6717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83895">
                <text:p>0.675838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99349">
                <text:p>0.67993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40309">
                <text:p>0.684030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812686">
                <text:p>0.688126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22283">
                <text:p>0.692222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3188">
                <text:p>0.69631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04148">
                <text:p>0.70041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451075">
                <text:p>0.7045107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086067">
                <text:p>0.708606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27027">
                <text:p>0.712702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679866">
                <text:p>0.7167986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089463">
                <text:p>0.7208946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9906">
                <text:p>0.724990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90866">
                <text:p>0.72908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318255">
                <text:p>0.733182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72785">
                <text:p>0.73727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3745">
                <text:p>0.74137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47046">
                <text:p>0.745470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956644">
                <text:p>0.749566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6624">
                <text:p>0.75366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77584">
                <text:p>0.757758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185435">
                <text:p>0.761854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59503">
                <text:p>0.765950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0463">
                <text:p>0.770046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14227">
                <text:p>0.774142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823824">
                <text:p>0.7782382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23342">
                <text:p>0.782334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64302">
                <text:p>0.78643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52615">
                <text:p>0.790526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46221">
                <text:p>0.79462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87181">
                <text:p>0.79871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281407">
                <text:p>0.8028140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691004">
                <text:p>0.8069100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1006">
                <text:p>0.8110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102">
                <text:p>0.8151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919795">
                <text:p>0.819197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232939">
                <text:p>0.82329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73899">
                <text:p>0.827389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148587">
                <text:p>0.8314858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558184">
                <text:p>0.835581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6778">
                <text:p>0.83967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37738">
                <text:p>0.843773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86975">
                <text:p>0.8478697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19657">
                <text:p>0.85196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560617">
                <text:p>0.85606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015767">
                <text:p>0.860157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425364">
                <text:p>0.864253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3496">
                <text:p>0.86834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24456">
                <text:p>0.87244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7654155">
                <text:p>0.876541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6375">
                <text:p>0.880637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47335">
                <text:p>0.88473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882947">
                <text:p>0.888829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9292544">
                <text:p>0.892925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70214">
                <text:p>0.897021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1174">
                <text:p>0.90111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21336">
                <text:p>0.9052133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93093">
                <text:p>0.90930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34053">
                <text:p>0.91340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75013">
                <text:p>0.917501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159724">
                <text:p>0.921597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56932">
                <text:p>0.92569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297892">
                <text:p>0.929789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88516">
                <text:p>0.9338851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79811">
                <text:p>0.93798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20771">
                <text:p>0.942077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61731">
                <text:p>0.94617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026904">
                <text:p>0.9502690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54365">
                <text:p>0.95436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461">
                <text:p>0.95846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55696">
                <text:p>0.9625569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66529">
                <text:p>0.966652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07489">
                <text:p>0.970748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8449">
                <text:p>0.974844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894084">
                <text:p>0.9789408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830368">
                <text:p>0.983036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871328">
                <text:p>0.98713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22876">
                <text:p>0.9912287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32473">
                <text:p>0.995324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4207">
                <text:p>0.9994207</text:p>
              </table:table-cell>
              <table:table-cell office:value-type="float" office:value="76">
                <text:p>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scatter" chart:style-name="ch1">
        <chart:title svg:x="5.648cm" svg:y="0.315cm" chart:style-name="ch2">
          <text:p>Entrenamiento w=5000</text:p>
        </chart:title>
        <chart:subtitle svg:x="5.833cm" svg:y="1.273cm" chart:style-name="ch3">
          <text:p>Epocas / ponderaciones</text:p>
        </chart:subtitle>
        <chart:legend chart:legend-position="end" svg:x="12.473cm" svg:y="4.198cm" style:legend-expansion="high" chart:style-name="ch4"/>
        <chart:plot-area chart:style-name="ch5" table:cell-range-address="datos_250_5000_4_25.E2:datos_250_5000_4_25.E246 datos_250_5000_4_25.J2:datos_250_5000_4_25.J246" chart:data-source-has-labels="row" svg:x="1.33cm" svg:y="2.135cm" svg:width="10.824cm" svg:height="5.699cm">
          <chartooo:coordinate-region svg:x="2.137cm" svg:y="2.135cm" svg:width="9.777cm" svg:height="5.052cm"/>
          <chart:axis chart:dimension="x" chart:name="primary-x" chart:style-name="ch6">
            <chart:title svg:x="5.044cm" svg:y="8.013cm" chart:style-name="ch7">
              <text:p>Ponderaciones (pbest)</text:p>
            </chart:title>
          </chart:axis>
          <chart:axis chart:dimension="y" chart:name="primary-y" chart:style-name="ch8">
            <chart:title svg:x="0.451cm" svg:y="5.584cm" chart:style-name="ch9">
              <text:p>Epocas</text:p>
            </chart:title>
            <chart:grid chart:style-name="ch10" chart:class="major"/>
          </chart:axis>
          <chart:series chart:style-name="ch11" chart:values-cell-range-address="datos_250_5000_4_25.J2:datos_250_5000_4_25.J246" loext:label-string="entrenamiento" chart:class="chart:scatter">
            <chart:domain table:cell-range-address="datos_250_5000_4_25.E2:datos_250_5000_4_25.E246"/>
            <chart:data-point chart:repeated="2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ntren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250_5000_4_25.E2:datos_250_5000_4_25.E246</svg:desc>
                </draw:g>
              </table:table-cell>
              <table:table-cell office:value-type="float" office:value="101">
                <text:p>101</text:p>
                <draw:g>
                  <svg:desc>datos_250_5000_4_25.J2:datos_250_5000_4_25.J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96">
                <text:p>0.00409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192">
                <text:p>0.0081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288">
                <text:p>0.0122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84">
                <text:p>0.01638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8">
                <text:p>0.020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5999">
                <text:p>0.0245759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71999">
                <text:p>0.0286719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68">
                <text:p>0.0327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64">
                <text:p>0.0368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960003">
                <text:p>0.0409600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056004">
                <text:p>0.0450560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52005">
                <text:p>0.0491520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248007">
                <text:p>0.0532480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4401">
                <text:p>0.057344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44001">
                <text:p>0.061440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3601">
                <text:p>0.065536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3201">
                <text:p>0.069632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72801">
                <text:p>0.073728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2401">
                <text:p>0.077824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92001">
                <text:p>0.081920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016014">
                <text:p>0.0860160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112016">
                <text:p>0.0901120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20802">
                <text:p>0.094208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30402">
                <text:p>0.098304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40002">
                <text:p>0.102400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49602">
                <text:p>0.106496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059202">
                <text:p>0.110592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688024">
                <text:p>0.1146880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784025">
                <text:p>0.1187840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88003">
                <text:p>0.1228800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7603">
                <text:p>0.126976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7203">
                <text:p>0.131072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16803">
                <text:p>0.135168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26403">
                <text:p>0.1392640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6003">
                <text:p>0.143360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45604">
                <text:p>0.147456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5204">
                <text:p>0.151552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4804">
                <text:p>0.155648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74404">
                <text:p>0.159744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384004">
                <text:p>0.163840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93604">
                <text:p>0.167936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203204">
                <text:p>0.172032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612804">
                <text:p>0.176128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22405">
                <text:p>0.180224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432005">
                <text:p>0.184320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841605">
                <text:p>0.188416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51205">
                <text:p>0.192512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0805">
                <text:p>0.196608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70405">
                <text:p>0.2007040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80005">
                <text:p>0.204800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89606">
                <text:p>0.208896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99206">
                <text:p>0.212992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08806">
                <text:p>0.217088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8406">
                <text:p>0.221184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28006">
                <text:p>0.225280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37606">
                <text:p>0.229376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47206">
                <text:p>0.233472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56807">
                <text:p>0.2375680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66407">
                <text:p>0.2416640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76007">
                <text:p>0.245760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85607">
                <text:p>0.249856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95206">
                <text:p>0.253952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4806">
                <text:p>0.258048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214406">
                <text:p>0.262144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24006">
                <text:p>0.266240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033606">
                <text:p>0.270336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443206">
                <text:p>0.274432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852806">
                <text:p>0.278528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62407">
                <text:p>0.282624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2007">
                <text:p>0.286720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081607">
                <text:p>0.290816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91207">
                <text:p>0.294912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00807">
                <text:p>0.299008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310407">
                <text:p>0.3031040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20007">
                <text:p>0.307200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29608">
                <text:p>0.311296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539208">
                <text:p>0.315392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8808">
                <text:p>0.319488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358408">
                <text:p>0.323584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68008">
                <text:p>0.3276800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177608">
                <text:p>0.331776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87208">
                <text:p>0.335872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681">
                <text:p>0.33996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40641">
                <text:p>0.34406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81601">
                <text:p>0.34816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2561">
                <text:p>0.35225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3521">
                <text:p>0.35635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4481">
                <text:p>0.36044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45441">
                <text:p>0.36454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86401">
                <text:p>0.36864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7361">
                <text:p>0.37273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321">
                <text:p>0.37683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09281">
                <text:p>0.38092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0241">
                <text:p>0.38502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1201">
                <text:p>0.38912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2161">
                <text:p>0.39321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73121">
                <text:p>0.39731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14081">
                <text:p>0.40140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55041">
                <text:p>0.40550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6001">
                <text:p>0.40960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6961">
                <text:p>0.41369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77921">
                <text:p>0.41779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18881">
                <text:p>0.42188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59841">
                <text:p>0.42598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008012">
                <text:p>0.430080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17612">
                <text:p>0.434176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827212">
                <text:p>0.438272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36812">
                <text:p>0.442368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646412">
                <text:p>0.446464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056012">
                <text:p>0.450560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465612">
                <text:p>0.454656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875213">
                <text:p>0.458752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284813">
                <text:p>0.462848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94413">
                <text:p>0.466944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104013">
                <text:p>0.471040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13613">
                <text:p>0.4751361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23213">
                <text:p>0.479232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332813">
                <text:p>0.483328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2414">
                <text:p>0.487424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52014">
                <text:p>0.491520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561614">
                <text:p>0.495616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71214">
                <text:p>0.49971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380814">
                <text:p>0.503808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79041">
                <text:p>0.50790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20001">
                <text:p>0.51200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09606">
                <text:p>0.5160960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92">
                <text:p>0.5201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4288">
                <text:p>0.52428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384">
                <text:p>0.5283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247994">
                <text:p>0.5324799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5759">
                <text:p>0.53657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06719">
                <text:p>0.54067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76786">
                <text:p>0.5447678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8638">
                <text:p>0.54886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29598">
                <text:p>0.55295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70558">
                <text:p>0.55705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15174">
                <text:p>0.561151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2477">
                <text:p>0.56524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93437">
                <text:p>0.569343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43966">
                <text:p>0.573439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75356">
                <text:p>0.57753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16316">
                <text:p>0.58163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57276">
                <text:p>0.58572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82354">
                <text:p>0.589823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39195">
                <text:p>0.59391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0155">
                <text:p>0.59801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211146">
                <text:p>0.602111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620743">
                <text:p>0.606207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03034">
                <text:p>0.61030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3994">
                <text:p>0.61439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849535">
                <text:p>0.618495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25913">
                <text:p>0.62259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66873">
                <text:p>0.62668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078326">
                <text:p>0.6307832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487923">
                <text:p>0.634879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89752">
                <text:p>0.63897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30712">
                <text:p>0.64307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716715">
                <text:p>0.647167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12631">
                <text:p>0.65126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53591">
                <text:p>0.655359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945506">
                <text:p>0.659455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55103">
                <text:p>0.6635510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7647">
                <text:p>0.6676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743">
                <text:p>0.67174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83895">
                <text:p>0.6758389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99349">
                <text:p>0.679934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40309">
                <text:p>0.684030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812686">
                <text:p>0.688126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22283">
                <text:p>0.692222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3188">
                <text:p>0.69631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04148">
                <text:p>0.70041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451075">
                <text:p>0.704510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086067">
                <text:p>0.708606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27027">
                <text:p>0.71270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679866">
                <text:p>0.7167986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089463">
                <text:p>0.720894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9906">
                <text:p>0.72499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90866">
                <text:p>0.72908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318255">
                <text:p>0.733182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72785">
                <text:p>0.73727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3745">
                <text:p>0.74137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47046">
                <text:p>0.745470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956644">
                <text:p>0.749566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6624">
                <text:p>0.75366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77584">
                <text:p>0.75775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185435">
                <text:p>0.7618543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59503">
                <text:p>0.76595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0463">
                <text:p>0.770046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14227">
                <text:p>0.774142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823824">
                <text:p>0.778238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23342">
                <text:p>0.78233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64302">
                <text:p>0.78643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52615">
                <text:p>0.790526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46221">
                <text:p>0.794622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87181">
                <text:p>0.79871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281407">
                <text:p>0.802814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691004">
                <text:p>0.806910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1006">
                <text:p>0.8110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102">
                <text:p>0.8151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919795">
                <text:p>0.8191979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232939">
                <text:p>0.82329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73899">
                <text:p>0.82738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148587">
                <text:p>0.8314858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558184">
                <text:p>0.8355818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6778">
                <text:p>0.83967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37738">
                <text:p>0.843773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86975">
                <text:p>0.84786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19657">
                <text:p>0.85196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560617">
                <text:p>0.85606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015767">
                <text:p>0.860157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425364">
                <text:p>0.864253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3496">
                <text:p>0.86834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24456">
                <text:p>0.87244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7654155">
                <text:p>0.8765415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6375">
                <text:p>0.88063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47335">
                <text:p>0.88473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882947">
                <text:p>0.8888294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9292544">
                <text:p>0.8929254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70214">
                <text:p>0.89702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1174">
                <text:p>0.901117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21336">
                <text:p>0.905213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93093">
                <text:p>0.90930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34053">
                <text:p>0.913405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75013">
                <text:p>0.917501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159724">
                <text:p>0.9215972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56932">
                <text:p>0.92569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297892">
                <text:p>0.929789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88516">
                <text:p>0.933885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79811">
                <text:p>0.937981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20771">
                <text:p>0.942077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61731">
                <text:p>0.94617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026904">
                <text:p>0.9502690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54365">
                <text:p>0.95436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461">
                <text:p>0.95846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55696">
                <text:p>0.9625569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66529">
                <text:p>0.96665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07489">
                <text:p>0.9707489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8449">
                <text:p>0.974844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894084">
                <text:p>0.9789408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830368">
                <text:p>0.983036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871328">
                <text:p>0.987132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22876">
                <text:p>0.9912287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32473">
                <text:p>0.99532473</text:p>
              </table:table-cell>
              <table:table-cell office:value-type="float" office:value="228.454545454545">
                <text:p>228.4545454545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4207">
                <text:p>0.9994207</text:p>
              </table:table-cell>
              <table:table-cell office:value-type="float" office:value="572">
                <text:p>5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